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5-09-19 18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851248" calcext:value-type="float">
            <text:p>80.8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5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826864" calcext:value-type="float">
            <text:p>80.8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5-09-17 13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842104" calcext:value-type="float">
            <text:p>80.8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5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842104" calcext:value-type="float">
            <text:p>80.8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820768" calcext:value-type="float">
            <text:p>80.8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5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781144" calcext:value-type="float">
            <text:p>80.7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5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753712" calcext:value-type="float">
            <text:p>80.7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5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753712" calcext:value-type="float">
            <text:p>80.7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5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768952" calcext:value-type="float">
            <text:p>80.7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738472" calcext:value-type="float">
            <text:p>80.7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5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86656" calcext:value-type="float">
            <text:p>80.6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5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77512" calcext:value-type="float">
            <text:p>80.6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5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92752" calcext:value-type="float">
            <text:p>80.6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5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25696" calcext:value-type="float">
            <text:p>80.6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34256" calcext:value-type="float">
            <text:p>80.5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5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61104" calcext:value-type="float">
            <text:p>80.4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5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5196" calcext:value-type="float">
            <text:p>80.4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5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30624" calcext:value-type="float">
            <text:p>80.4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5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24528" calcext:value-type="float">
            <text:p>80.4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5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81856" calcext:value-type="float">
            <text:p>80.3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11752" calcext:value-type="float">
            <text:p>80.3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5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44696" calcext:value-type="float">
            <text:p>80.2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5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86784" calcext:value-type="float">
            <text:p>80.1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5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22776" calcext:value-type="float">
            <text:p>80.1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5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862" calcext:value-type="float">
            <text:p>80.0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16096" calcext:value-type="float">
            <text:p>80.0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5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39896" calcext:value-type="float">
            <text:p>79.9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5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78936" calcext:value-type="float">
            <text:p>79.8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5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2712" calcext:value-type="float">
            <text:p>79.8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5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14928" calcext:value-type="float">
            <text:p>79.8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05784" calcext:value-type="float">
            <text:p>79.8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5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84448" calcext:value-type="float">
            <text:p>79.7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5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63112" calcext:value-type="float">
            <text:p>79.7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5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75304" calcext:value-type="float">
            <text:p>79.7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5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69208" calcext:value-type="float">
            <text:p>79.7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75304" calcext:value-type="float">
            <text:p>79.7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5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63112" calcext:value-type="float">
            <text:p>79.7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5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6616" calcext:value-type="float">
            <text:p>79.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5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38728" calcext:value-type="float">
            <text:p>79.7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5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38728" calcext:value-type="float">
            <text:p>79.7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11296" calcext:value-type="float">
            <text:p>79.7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5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83864" calcext:value-type="float">
            <text:p>79.6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5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56432" calcext:value-type="float">
            <text:p>79.6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5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8996" calcext:value-type="float">
            <text:p>79.6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5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02152" calcext:value-type="float">
            <text:p>79.7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11296" calcext:value-type="float">
            <text:p>79.7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5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93008" calcext:value-type="float">
            <text:p>79.6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5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86912" calcext:value-type="float">
            <text:p>79.6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5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17392" calcext:value-type="float">
            <text:p>79.7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5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26536" calcext:value-type="float">
            <text:p>79.7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5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96056" calcext:value-type="float">
            <text:p>79.6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53384" calcext:value-type="float">
            <text:p>79.6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5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32048" calcext:value-type="float">
            <text:p>79.6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5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07664" calcext:value-type="float">
            <text:p>79.6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5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77184" calcext:value-type="float">
            <text:p>79.5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5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46704" calcext:value-type="float">
            <text:p>79.5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58896" calcext:value-type="float">
            <text:p>79.5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5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34512" calcext:value-type="float">
            <text:p>79.5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5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94888" calcext:value-type="float">
            <text:p>79.4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5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04032" calcext:value-type="float">
            <text:p>79.5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5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0708" calcext:value-type="float">
            <text:p>79.5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97936" calcext:value-type="float">
            <text:p>79.4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5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70504" calcext:value-type="float">
            <text:p>79.4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5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82696" calcext:value-type="float">
            <text:p>79.4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5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88792" calcext:value-type="float">
            <text:p>79.4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5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36976" calcext:value-type="float">
            <text:p>79.4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36976" calcext:value-type="float">
            <text:p>79.4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5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4612" calcext:value-type="float">
            <text:p>79.4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5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3088" calcext:value-type="float">
            <text:p>79.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5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09544" calcext:value-type="float">
            <text:p>79.4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5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88208" calcext:value-type="float">
            <text:p>79.3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82112" calcext:value-type="float">
            <text:p>79.3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5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03448" calcext:value-type="float">
            <text:p>79.4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5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88208" calcext:value-type="float">
            <text:p>79.3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5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6992" calcext:value-type="float">
            <text:p>79.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5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36392" calcext:value-type="float">
            <text:p>79.3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90672" calcext:value-type="float">
            <text:p>79.2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5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90672" calcext:value-type="float">
            <text:p>79.2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5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72384" calcext:value-type="float">
            <text:p>79.2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5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57144" calcext:value-type="float">
            <text:p>79.2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5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44952" calcext:value-type="float">
            <text:p>79.2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05328" calcext:value-type="float">
            <text:p>79.2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5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83992" calcext:value-type="float">
            <text:p>79.1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5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68752" calcext:value-type="float">
            <text:p>79.1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5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47416" calcext:value-type="float">
            <text:p>79.1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5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16936" calcext:value-type="float">
            <text:p>79.1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19984" calcext:value-type="float">
            <text:p>79.1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5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29128" calcext:value-type="float">
            <text:p>79.1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5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40736" calcext:value-type="float">
            <text:p>79.0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5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46248" calcext:value-type="float">
            <text:p>78.9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5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67" calcext:value-type="float">
            <text:p>78.8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57856" calcext:value-type="float">
            <text:p>78.8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5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48712" calcext:value-type="float">
            <text:p>78.8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5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96896" calcext:value-type="float">
            <text:p>78.7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5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54224" calcext:value-type="float">
            <text:p>78.7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5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26792" calcext:value-type="float">
            <text:p>78.7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32888" calcext:value-type="float">
            <text:p>78.7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5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81072" calcext:value-type="float">
            <text:p>78.6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5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26208" calcext:value-type="float">
            <text:p>78.6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5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89632" calcext:value-type="float">
            <text:p>78.5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5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1648" calcext:value-type="float">
            <text:p>78.5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12848" calcext:value-type="float">
            <text:p>78.4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5-06-09 20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30552" calcext:value-type="float">
            <text:p>78.3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5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9644" calcext:value-type="float">
            <text:p>78.1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5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59864" calcext:value-type="float">
            <text:p>78.1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5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17192" calcext:value-type="float">
            <text:p>78.1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50136" calcext:value-type="float">
            <text:p>78.0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5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55648" calcext:value-type="float">
            <text:p>77.9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5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27632" calcext:value-type="float">
            <text:p>77.8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5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33144" calcext:value-type="float">
            <text:p>77.7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5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75232" calcext:value-type="float">
            <text:p>77.6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5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80744" calcext:value-type="float">
            <text:p>77.5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13688" calcext:value-type="float">
            <text:p>77.5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5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71016" calcext:value-type="float">
            <text:p>77.4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5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16152" calcext:value-type="float">
            <text:p>77.4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5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61288" calcext:value-type="float">
            <text:p>77.3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5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06424" calcext:value-type="float">
            <text:p>77.3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63752" calcext:value-type="float">
            <text:p>77.2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5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18032" calcext:value-type="float">
            <text:p>77.2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5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87552" calcext:value-type="float">
            <text:p>77.1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5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81456" calcext:value-type="float">
            <text:p>77.1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5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57072" calcext:value-type="float">
            <text:p>77.1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41832" calcext:value-type="float">
            <text:p>77.1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5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2108" calcext:value-type="float">
            <text:p>77.2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5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39368" calcext:value-type="float">
            <text:p>77.2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5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81456" calcext:value-type="float">
            <text:p>77.1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5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90016" calcext:value-type="float">
            <text:p>77.0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144" calcext:value-type="float">
            <text:p>77.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5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7536" calcext:value-type="float">
            <text:p>77.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5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02792" calcext:value-type="float">
            <text:p>77.2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5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5156" calcext:value-type="float">
            <text:p>77.2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5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09472" calcext:value-type="float">
            <text:p>77.3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64336" calcext:value-type="float">
            <text:p>77.3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5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67384" calcext:value-type="float">
            <text:p>77.3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5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10056" calcext:value-type="float">
            <text:p>77.4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5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22248" calcext:value-type="float">
            <text:p>77.4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5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25296" calcext:value-type="float">
            <text:p>77.4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58824" calcext:value-type="float">
            <text:p>77.4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5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86256" calcext:value-type="float">
            <text:p>77.4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5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28928" calcext:value-type="float">
            <text:p>77.5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5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4112" calcext:value-type="float">
            <text:p>77.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4112" calcext:value-type="float">
            <text:p>77.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20368" calcext:value-type="float">
            <text:p>77.6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5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6304" calcext:value-type="float">
            <text:p>77.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5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20368" calcext:value-type="float">
            <text:p>77.6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5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48384" calcext:value-type="float">
            <text:p>77.7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5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42872" calcext:value-type="float">
            <text:p>77.8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70304" calcext:value-type="float">
            <text:p>77.8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5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28216" calcext:value-type="float">
            <text:p>77.9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5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64792" calcext:value-type="float">
            <text:p>77.9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5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9832" calcext:value-type="float">
            <text:p>77.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50136" calcext:value-type="float">
            <text:p>78.0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75104" calcext:value-type="float">
            <text:p>78.1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5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48256" calcext:value-type="float">
            <text:p>78.2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5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2692" calcext:value-type="float">
            <text:p>78.2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66544" calcext:value-type="float">
            <text:p>78.2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21992" calcext:value-type="float">
            <text:p>78.4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1648" calcext:value-type="float">
            <text:p>78.5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40864" calcext:value-type="float">
            <text:p>78.5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86584" calcext:value-type="float">
            <text:p>78.5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5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35936" calcext:value-type="float">
            <text:p>78.7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91384" calcext:value-type="float">
            <text:p>78.8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46248" calcext:value-type="float">
            <text:p>78.9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0416" calcext:value-type="float">
            <text:p>79.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44368" calcext:value-type="float">
            <text:p>79.1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51048" calcext:value-type="float">
            <text:p>79.2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5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12008" calcext:value-type="float">
            <text:p>79.3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40024" calcext:value-type="float">
            <text:p>79.4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5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88792" calcext:value-type="float">
            <text:p>79.4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55264" calcext:value-type="float">
            <text:p>79.4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48584" calcext:value-type="float">
            <text:p>79.3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70504" calcext:value-type="float">
            <text:p>79.4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94888" calcext:value-type="float">
            <text:p>79.4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36976" calcext:value-type="float">
            <text:p>79.4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5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67456" calcext:value-type="float">
            <text:p>79.4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3088" calcext:value-type="float">
            <text:p>79.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34512" calcext:value-type="float">
            <text:p>79.5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77184" calcext:value-type="float">
            <text:p>79.5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71088" calcext:value-type="float">
            <text:p>79.5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40608" calcext:value-type="float">
            <text:p>79.5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00984" calcext:value-type="float">
            <text:p>79.5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5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80232" calcext:value-type="float">
            <text:p>79.5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2232" calcext:value-type="float">
            <text:p>79.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9852" calcext:value-type="float">
            <text:p>79.5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86328" calcext:value-type="float">
            <text:p>79.5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80232" calcext:value-type="float">
            <text:p>79.5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74136" calcext:value-type="float">
            <text:p>79.5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5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07664" calcext:value-type="float">
            <text:p>79.6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67456" calcext:value-type="float">
            <text:p>79.4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5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73552" calcext:value-type="float">
            <text:p>79.4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5-03-13 19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95472" calcext:value-type="float">
            <text:p>79.5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47288" calcext:value-type="float">
            <text:p>79.6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68624" calcext:value-type="float">
            <text:p>79.6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10712" calcext:value-type="float">
            <text:p>79.6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5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65576" calcext:value-type="float">
            <text:p>79.6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5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8996" calcext:value-type="float">
            <text:p>79.6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5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8996" calcext:value-type="float">
            <text:p>79.6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5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02152" calcext:value-type="float">
            <text:p>79.7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5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5948" calcext:value-type="float">
            <text:p>79.6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5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8996" calcext:value-type="float">
            <text:p>79.6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5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78352" calcext:value-type="float">
            <text:p>79.7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5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12464" calcext:value-type="float">
            <text:p>79.9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5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9476" calcext:value-type="float">
            <text:p>79.9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5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1856" calcext:value-type="float">
            <text:p>79.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5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28288" calcext:value-type="float">
            <text:p>80.0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5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58768" calcext:value-type="float">
            <text:p>80.0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5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95344" calcext:value-type="float">
            <text:p>80.0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5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80104" calcext:value-type="float">
            <text:p>80.0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5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3192" calcext:value-type="float">
            <text:p>80.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5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9288" calcext:value-type="float">
            <text:p>80.1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5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72128" calcext:value-type="float">
            <text:p>80.2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5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26992" calcext:value-type="float">
            <text:p>80.3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5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6052" calcext:value-type="float">
            <text:p>80.3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5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97096" calcext:value-type="float">
            <text:p>80.3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5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66616" calcext:value-type="float">
            <text:p>80.3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5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42232" calcext:value-type="float">
            <text:p>80.3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5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51376" calcext:value-type="float">
            <text:p>80.3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5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09288" calcext:value-type="float">
            <text:p>80.4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5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45864" calcext:value-type="float">
            <text:p>80.4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5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30624" calcext:value-type="float">
            <text:p>80.4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5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9768" calcext:value-type="float">
            <text:p>80.4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5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31208" calcext:value-type="float">
            <text:p>80.5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5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1292" calcext:value-type="float">
            <text:p>80.5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5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672" calcext:value-type="float">
            <text:p>80.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5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94632" calcext:value-type="float">
            <text:p>80.4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5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3672" calcext:value-type="float">
            <text:p>80.4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5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85488" calcext:value-type="float">
            <text:p>80.4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5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76928" calcext:value-type="float">
            <text:p>80.5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5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73296" calcext:value-type="float">
            <text:p>80.4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5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18432" calcext:value-type="float">
            <text:p>80.4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5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58056" calcext:value-type="float">
            <text:p>80.4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5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45864" calcext:value-type="float">
            <text:p>80.4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5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97096" calcext:value-type="float">
            <text:p>80.3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5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39768" calcext:value-type="float">
            <text:p>80.4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5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03192" calcext:value-type="float">
            <text:p>80.4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5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79392" calcext:value-type="float">
            <text:p>80.4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5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31792" calcext:value-type="float">
            <text:p>80.6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5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5008" calcext:value-type="float">
            <text:p>80.6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5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92752" calcext:value-type="float">
            <text:p>80.6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5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823816" calcext:value-type="float">
            <text:p>80.8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5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796384" calcext:value-type="float">
            <text:p>80.7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5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244" calcext:value-type="float">
            <text:p>80.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5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21936" calcext:value-type="float">
            <text:p>81.0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5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4632" calcext:value-type="float">
            <text:p>81.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5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55464" calcext:value-type="float">
            <text:p>81.0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5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64024" calcext:value-type="float">
            <text:p>80.9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5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768" calcext:value-type="float">
            <text:p>81.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5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77384" calcext:value-type="float">
            <text:p>81.1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5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93208" calcext:value-type="float">
            <text:p>81.2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5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9016" calcext:value-type="float">
            <text:p>81.2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5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62728" calcext:value-type="float">
            <text:p>81.2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5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02352" calcext:value-type="float">
            <text:p>81.3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5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99888" calcext:value-type="float">
            <text:p>81.3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5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91328" calcext:value-type="float">
            <text:p>81.4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5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07152" calcext:value-type="float">
            <text:p>81.6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5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13832" calcext:value-type="float">
            <text:p>81.7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5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44312" calcext:value-type="float">
            <text:p>81.7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5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74792" calcext:value-type="float">
            <text:p>81.7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5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17464" calcext:value-type="float">
            <text:p>81.8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5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26608" calcext:value-type="float">
            <text:p>81.8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5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11368" calcext:value-type="float">
            <text:p>81.8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5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96128" calcext:value-type="float">
            <text:p>81.7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4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68696" calcext:value-type="float">
            <text:p>81.7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4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41264" calcext:value-type="float">
            <text:p>81.7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4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59552" calcext:value-type="float">
            <text:p>81.7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4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68696" calcext:value-type="float">
            <text:p>81.7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4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71744" calcext:value-type="float">
            <text:p>81.7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4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47944" calcext:value-type="float">
            <text:p>81.8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4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90616" calcext:value-type="float">
            <text:p>81.8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4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27192" calcext:value-type="float">
            <text:p>81.9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4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78424" calcext:value-type="float">
            <text:p>81.8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4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72328" calcext:value-type="float">
            <text:p>81.8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4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57672" calcext:value-type="float">
            <text:p>81.9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4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63768" calcext:value-type="float">
            <text:p>81.9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4-12-19 14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50992" calcext:value-type="float">
            <text:p>81.8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4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39384" calcext:value-type="float">
            <text:p>81.9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4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08904" calcext:value-type="float">
            <text:p>81.9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4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35752" calcext:value-type="float">
            <text:p>81.8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4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75376" calcext:value-type="float">
            <text:p>81.8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4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51576" calcext:value-type="float">
            <text:p>81.9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4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2168" calcext:value-type="float">
            <text:p>82.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4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00344" calcext:value-type="float">
            <text:p>82.0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4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39384" calcext:value-type="float">
            <text:p>81.9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4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42432" calcext:value-type="float">
            <text:p>81.9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4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18048" calcext:value-type="float">
            <text:p>81.9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4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48528" calcext:value-type="float">
            <text:p>81.9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4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39968" calcext:value-type="float">
            <text:p>82.0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4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95416" calcext:value-type="float">
            <text:p>82.1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4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23432" calcext:value-type="float">
            <text:p>82.32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4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83808" calcext:value-type="float">
            <text:p>82.2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4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51448" calcext:value-type="float">
            <text:p>82.45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4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008" calcext:value-type="float">
            <text:p>82.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4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52616" calcext:value-type="float">
            <text:p>82.65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4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16624" calcext:value-type="float">
            <text:p>82.71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4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95872" calcext:value-type="float">
            <text:p>82.79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4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47688" calcext:value-type="float">
            <text:p>82.84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4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99504" calcext:value-type="float">
            <text:p>82.8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4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75704" calcext:value-type="float">
            <text:p>82.9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4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24472" calcext:value-type="float">
            <text:p>83.02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4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33616" calcext:value-type="float">
            <text:p>83.03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4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40296" calcext:value-type="float">
            <text:p>83.14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4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53072" calcext:value-type="float">
            <text:p>83.2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4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1708" calcext:value-type="float">
            <text:p>83.3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4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4756" calcext:value-type="float">
            <text:p>83.3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4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628" calcext:value-type="float">
            <text:p>83.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4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24344" calcext:value-type="float">
            <text:p>83.5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4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46264" calcext:value-type="float">
            <text:p>83.6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4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2856" calcext:value-type="float">
            <text:p>83.7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4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62672" calcext:value-type="float">
            <text:p>83.8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4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1144" calcext:value-type="float">
            <text:p>83.9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4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81544" calcext:value-type="float">
            <text:p>83.9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4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12608" calcext:value-type="float">
            <text:p>84.1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4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61376" calcext:value-type="float">
            <text:p>84.16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4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7052" calcext:value-type="float">
            <text:p>84.1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4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10728" calcext:value-type="float">
            <text:p>84.31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4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296" calcext:value-type="float">
            <text:p>84.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4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058" calcext:value-type="float">
            <text:p>84.5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4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5152" calcext:value-type="float">
            <text:p>84.5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4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30184" calcext:value-type="float">
            <text:p>84.53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4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9724" calcext:value-type="float">
            <text:p>84.59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4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13648" calcext:value-type="float">
            <text:p>84.81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62416" calcext:value-type="float">
            <text:p>84.86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4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13648" calcext:value-type="float">
            <text:p>84.81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47176" calcext:value-type="float">
            <text:p>84.84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4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4108" calcext:value-type="float">
            <text:p>84.84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4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14232" calcext:value-type="float">
            <text:p>84.91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4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392" calcext:value-type="float">
            <text:p>85.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4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58072" calcext:value-type="float">
            <text:p>85.15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73312" calcext:value-type="float">
            <text:p>85.17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4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916" calcext:value-type="float">
            <text:p>85.1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4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10472" calcext:value-type="float">
            <text:p>85.31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4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31808" calcext:value-type="float">
            <text:p>85.33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4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44584" calcext:value-type="float">
            <text:p>85.44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60408" calcext:value-type="float">
            <text:p>85.56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4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88424" calcext:value-type="float">
            <text:p>85.68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4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61576" calcext:value-type="float">
            <text:p>85.76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4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25584" calcext:value-type="float">
            <text:p>85.82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81032" calcext:value-type="float">
            <text:p>85.98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9076" calcext:value-type="float">
            <text:p>86.09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24288" calcext:value-type="float">
            <text:p>86.12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4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54768" calcext:value-type="float">
            <text:p>86.15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4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34016" calcext:value-type="float">
            <text:p>86.23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4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25456" calcext:value-type="float">
            <text:p>86.32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19944" calcext:value-type="float">
            <text:p>86.41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4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0224" calcext:value-type="float">
            <text:p>86.5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4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84536" calcext:value-type="float">
            <text:p>86.58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4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79024" calcext:value-type="float">
            <text:p>86.67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4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156" calcext:value-type="float">
            <text:p>86.7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06456" calcext:value-type="float">
            <text:p>86.70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4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918" calcext:value-type="float">
            <text:p>86.79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4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3084" calcext:value-type="float">
            <text:p>86.73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4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27208" calcext:value-type="float">
            <text:p>86.62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5464" calcext:value-type="float">
            <text:p>86.6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38816" calcext:value-type="float">
            <text:p>86.53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4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0224" calcext:value-type="float">
            <text:p>86.5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4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32136" calcext:value-type="float">
            <text:p>86.43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4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55936" calcext:value-type="float">
            <text:p>86.35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4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94976" calcext:value-type="float">
            <text:p>86.29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21824" calcext:value-type="float">
            <text:p>86.22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4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33432" calcext:value-type="float">
            <text:p>86.13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4-09-23 14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87712" calcext:value-type="float">
            <text:p>86.08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4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96272" calcext:value-type="float">
            <text:p>85.99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4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71304" calcext:value-type="float">
            <text:p>85.87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92056" calcext:value-type="float">
            <text:p>85.79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4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15856" calcext:value-type="float">
            <text:p>85.71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4-09-18 12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15856" calcext:value-type="float">
            <text:p>85.71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4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85376" calcext:value-type="float">
            <text:p>85.68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4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488" calcext:value-type="float">
            <text:p>85.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12224" calcext:value-type="float">
            <text:p>85.61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4212" calcext:value-type="float">
            <text:p>85.54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4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84208" calcext:value-type="float">
            <text:p>85.48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4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29344" calcext:value-type="float">
            <text:p>85.42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4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80576" calcext:value-type="float">
            <text:p>85.38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4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40952" calcext:value-type="float">
            <text:p>85.34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19616" calcext:value-type="float">
            <text:p>85.31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4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31808" calcext:value-type="float">
            <text:p>85.33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4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01328" calcext:value-type="float">
            <text:p>85.30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4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92184" calcext:value-type="float">
            <text:p>85.29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4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3732" calcext:value-type="float">
            <text:p>85.23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4588" calcext:value-type="float">
            <text:p>85.14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4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6968" calcext:value-type="float">
            <text:p>85.0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4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17864" calcext:value-type="float">
            <text:p>85.01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4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87384" calcext:value-type="float">
            <text:p>84.98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4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4776" calcext:value-type="float">
            <text:p>84.9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4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95944" calcext:value-type="float">
            <text:p>84.89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29472" calcext:value-type="float">
            <text:p>84.92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4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69096" calcext:value-type="float">
            <text:p>84.96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4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27008" calcext:value-type="float">
            <text:p>85.02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4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30056" calcext:value-type="float">
            <text:p>85.03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4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45296" calcext:value-type="float">
            <text:p>85.04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48344" calcext:value-type="float">
            <text:p>85.04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4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51392" calcext:value-type="float">
            <text:p>85.05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4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33104" calcext:value-type="float">
            <text:p>85.03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4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14816" calcext:value-type="float">
            <text:p>85.01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4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90432" calcext:value-type="float">
            <text:p>84.99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50808" calcext:value-type="float">
            <text:p>84.95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4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98992" calcext:value-type="float">
            <text:p>84.89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4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19744" calcext:value-type="float">
            <text:p>84.81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4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28304" calcext:value-type="float">
            <text:p>84.72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4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21624" calcext:value-type="float">
            <text:p>84.62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5152" calcext:value-type="float">
            <text:p>84.5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4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33232" calcext:value-type="float">
            <text:p>84.53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4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81416" calcext:value-type="float">
            <text:p>84.4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4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23504" calcext:value-type="float">
            <text:p>84.42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4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77784" calcext:value-type="float">
            <text:p>84.37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50352" calcext:value-type="float">
            <text:p>84.3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4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2292" calcext:value-type="float">
            <text:p>84.3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4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98536" calcext:value-type="float">
            <text:p>84.2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4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9244" calcext:value-type="float">
            <text:p>84.2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4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10728" calcext:value-type="float">
            <text:p>84.31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74152" calcext:value-type="float">
            <text:p>84.27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4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55864" calcext:value-type="float">
            <text:p>84.25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4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68056" calcext:value-type="float">
            <text:p>84.2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4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80248" calcext:value-type="float">
            <text:p>84.28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4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65008" calcext:value-type="float">
            <text:p>84.26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4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58912" calcext:value-type="float">
            <text:p>84.25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4672" calcext:value-type="float">
            <text:p>84.2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4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55864" calcext:value-type="float">
            <text:p>84.25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4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65008" calcext:value-type="float">
            <text:p>84.26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4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89392" calcext:value-type="float">
            <text:p>84.28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4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32064" calcext:value-type="float">
            <text:p>84.3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8388" calcext:value-type="float">
            <text:p>84.38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4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93024" calcext:value-type="float">
            <text:p>84.3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4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62544" calcext:value-type="float">
            <text:p>84.3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4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56448" calcext:value-type="float">
            <text:p>84.35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4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80832" calcext:value-type="float">
            <text:p>84.3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77784" calcext:value-type="float">
            <text:p>84.37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4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80832" calcext:value-type="float">
            <text:p>84.3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4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11312" calcext:value-type="float">
            <text:p>84.41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4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11312" calcext:value-type="float">
            <text:p>84.41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4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8388" calcext:value-type="float">
            <text:p>84.38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96072" calcext:value-type="float">
            <text:p>84.39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4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78368" calcext:value-type="float">
            <text:p>84.47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4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85048" calcext:value-type="float">
            <text:p>84.58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4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0392" calcext:value-type="float">
            <text:p>84.7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4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106" calcext:value-type="float">
            <text:p>84.81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0204" calcext:value-type="float">
            <text:p>84.90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4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11768" calcext:value-type="float">
            <text:p>85.01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4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27592" calcext:value-type="float">
            <text:p>85.12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4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43416" calcext:value-type="float">
            <text:p>85.24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4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77528" calcext:value-type="float">
            <text:p>85.37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90304" calcext:value-type="float">
            <text:p>85.49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4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24416" calcext:value-type="float">
            <text:p>85.62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4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4024" calcext:value-type="float">
            <text:p>85.7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4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28632" calcext:value-type="float">
            <text:p>85.82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4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81032" calcext:value-type="float">
            <text:p>85.98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7552" calcext:value-type="float">
            <text:p>86.0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4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08464" calcext:value-type="float">
            <text:p>86.00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4-06-28 17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35312" calcext:value-type="float">
            <text:p>85.93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4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35312" calcext:value-type="float">
            <text:p>85.93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4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08464" calcext:value-type="float">
            <text:p>86.00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4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11512" calcext:value-type="float">
            <text:p>86.01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77984" calcext:value-type="float">
            <text:p>85.97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4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81032" calcext:value-type="float">
            <text:p>85.98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4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11512" calcext:value-type="float">
            <text:p>86.01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4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05416" calcext:value-type="float">
            <text:p>86.00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4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84664" calcext:value-type="float">
            <text:p>86.08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42576" calcext:value-type="float">
            <text:p>86.14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4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24288" calcext:value-type="float">
            <text:p>86.12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4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1456" calcext:value-type="float">
            <text:p>86.0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4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38944" calcext:value-type="float">
            <text:p>86.03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4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9932" calcext:value-type="float">
            <text:p>85.99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54184" calcext:value-type="float">
            <text:p>86.05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4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69424" calcext:value-type="float">
            <text:p>86.06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4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02368" calcext:value-type="float">
            <text:p>86.00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4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59696" calcext:value-type="float">
            <text:p>85.95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4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41408" calcext:value-type="float">
            <text:p>85.94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59696" calcext:value-type="float">
            <text:p>85.95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4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29216" calcext:value-type="float">
            <text:p>85.92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4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95688" calcext:value-type="float">
            <text:p>85.89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4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83496" calcext:value-type="float">
            <text:p>85.88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4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53016" calcext:value-type="float">
            <text:p>85.85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22536" calcext:value-type="float">
            <text:p>85.82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4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1644" calcext:value-type="float">
            <text:p>85.81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4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04248" calcext:value-type="float">
            <text:p>85.80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4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34728" calcext:value-type="float">
            <text:p>85.83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4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1644" calcext:value-type="float">
            <text:p>85.81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4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1644" calcext:value-type="float">
            <text:p>85.81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98152" calcext:value-type="float">
            <text:p>85.79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4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92056" calcext:value-type="float">
            <text:p>85.79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4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34144" calcext:value-type="float">
            <text:p>85.73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4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488" calcext:value-type="float">
            <text:p>85.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4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8784" calcext:value-type="float">
            <text:p>85.5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69552" calcext:value-type="float">
            <text:p>85.56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4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99448" calcext:value-type="float">
            <text:p>85.49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4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08592" calcext:value-type="float">
            <text:p>85.50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4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3544" calcext:value-type="float">
            <text:p>85.4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4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65336" calcext:value-type="float">
            <text:p>85.36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80576" calcext:value-type="float">
            <text:p>85.38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4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65336" calcext:value-type="float">
            <text:p>85.36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4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5256" calcext:value-type="float">
            <text:p>85.2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4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82456" calcext:value-type="float">
            <text:p>85.18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4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33688" calcext:value-type="float">
            <text:p>85.13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03208" calcext:value-type="float">
            <text:p>85.10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4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5444" calcext:value-type="float">
            <text:p>85.05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4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81288" calcext:value-type="float">
            <text:p>84.98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4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95944" calcext:value-type="float">
            <text:p>84.89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4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83752" calcext:value-type="float">
            <text:p>84.88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47176" calcext:value-type="float">
            <text:p>84.84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4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106" calcext:value-type="float">
            <text:p>84.81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4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1916" calcext:value-type="float">
            <text:p>84.71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4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24672" calcext:value-type="float">
            <text:p>84.62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4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76488" calcext:value-type="float">
            <text:p>84.67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85632" calcext:value-type="float">
            <text:p>84.68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4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36864" calcext:value-type="float">
            <text:p>84.63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4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9724" calcext:value-type="float">
            <text:p>84.59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4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5152" calcext:value-type="float">
            <text:p>84.5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4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5152" calcext:value-type="float">
            <text:p>84.5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39328" calcext:value-type="float">
            <text:p>84.53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4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33232" calcext:value-type="float">
            <text:p>84.53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4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63712" calcext:value-type="float">
            <text:p>84.56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4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96656" calcext:value-type="float">
            <text:p>84.4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4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84464" calcext:value-type="float">
            <text:p>84.4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3628" calcext:value-type="float">
            <text:p>84.5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4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24088" calcext:value-type="float">
            <text:p>84.52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4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02168" calcext:value-type="float">
            <text:p>84.4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4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62544" calcext:value-type="float">
            <text:p>84.3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4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11312" calcext:value-type="float">
            <text:p>84.41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86928" calcext:value-type="float">
            <text:p>84.38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4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10728" calcext:value-type="float">
            <text:p>84.31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4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34528" calcext:value-type="float">
            <text:p>84.2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4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91272" calcext:value-type="float">
            <text:p>84.09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4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42504" calcext:value-type="float">
            <text:p>84.04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72984" calcext:value-type="float">
            <text:p>84.0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4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90688" calcext:value-type="float">
            <text:p>83.9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4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60208" calcext:value-type="float">
            <text:p>83.9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78496" calcext:value-type="float">
            <text:p>83.9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4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14488" calcext:value-type="float">
            <text:p>83.9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23632" calcext:value-type="float">
            <text:p>83.9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38872" calcext:value-type="float">
            <text:p>83.9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2668" calcext:value-type="float">
            <text:p>83.9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4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5716" calcext:value-type="float">
            <text:p>83.9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4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51648" calcext:value-type="float">
            <text:p>84.05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88224" calcext:value-type="float">
            <text:p>84.0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60792" calcext:value-type="float">
            <text:p>84.0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27264" calcext:value-type="float">
            <text:p>84.0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4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60792" calcext:value-type="float">
            <text:p>84.0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00416" calcext:value-type="float">
            <text:p>84.1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4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15656" calcext:value-type="float">
            <text:p>84.1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12608" calcext:value-type="float">
            <text:p>84.1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4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15656" calcext:value-type="float">
            <text:p>84.1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4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52232" calcext:value-type="float">
            <text:p>84.1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27848" calcext:value-type="float">
            <text:p>84.1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4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21168" calcext:value-type="float">
            <text:p>84.0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39456" calcext:value-type="float">
            <text:p>84.0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4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18704" calcext:value-type="float">
            <text:p>84.1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4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07096" calcext:value-type="float">
            <text:p>84.2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4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94904" calcext:value-type="float">
            <text:p>84.1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01" calcext:value-type="float">
            <text:p>84.2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3148" calcext:value-type="float">
            <text:p>84.2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4004" calcext:value-type="float">
            <text:p>84.1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13192" calcext:value-type="float">
            <text:p>84.2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4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94904" calcext:value-type="float">
            <text:p>84.1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4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30896" calcext:value-type="float">
            <text:p>84.1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97952" calcext:value-type="float">
            <text:p>84.1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4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82712" calcext:value-type="float">
            <text:p>84.18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4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5528" calcext:value-type="float">
            <text:p>84.1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4004" calcext:value-type="float">
            <text:p>84.1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4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73568" calcext:value-type="float">
            <text:p>84.1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4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49768" calcext:value-type="float">
            <text:p>84.24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4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49768" calcext:value-type="float">
            <text:p>84.24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4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58912" calcext:value-type="float">
            <text:p>84.25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4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3148" calcext:value-type="float">
            <text:p>84.2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4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22336" calcext:value-type="float">
            <text:p>84.2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4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19288" calcext:value-type="float">
            <text:p>84.21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4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79664" calcext:value-type="float">
            <text:p>84.1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4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69936" calcext:value-type="float">
            <text:p>84.06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4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18704" calcext:value-type="float">
            <text:p>84.1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4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248" calcext:value-type="float">
            <text:p>84.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4-0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82712" calcext:value-type="float">
            <text:p>84.18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4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88808" calcext:value-type="float">
            <text:p>84.1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4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30312" calcext:value-type="float">
            <text:p>84.0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4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54696" calcext:value-type="float">
            <text:p>84.0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4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06512" calcext:value-type="float">
            <text:p>84.1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4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46136" calcext:value-type="float">
            <text:p>84.14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4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46136" calcext:value-type="float">
            <text:p>84.14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4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27848" calcext:value-type="float">
            <text:p>84.1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4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5528" calcext:value-type="float">
            <text:p>84.1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4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76616" calcext:value-type="float">
            <text:p>84.1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4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97952" calcext:value-type="float">
            <text:p>84.1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4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76616" calcext:value-type="float">
            <text:p>84.1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4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07096" calcext:value-type="float">
            <text:p>84.2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4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86344" calcext:value-type="float">
            <text:p>84.28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4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772" calcext:value-type="float">
            <text:p>84.2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4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71104" calcext:value-type="float">
            <text:p>84.2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4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772" calcext:value-type="float">
            <text:p>84.2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4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58912" calcext:value-type="float">
            <text:p>84.25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4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98536" calcext:value-type="float">
            <text:p>84.2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4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04632" calcext:value-type="float">
            <text:p>84.3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4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28432" calcext:value-type="float">
            <text:p>84.22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4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73568" calcext:value-type="float">
            <text:p>84.1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4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65008" calcext:value-type="float">
            <text:p>84.26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4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16824" calcext:value-type="float">
            <text:p>84.3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4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44256" calcext:value-type="float">
            <text:p>84.3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4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3816" calcext:value-type="float">
            <text:p>84.3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4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19872" calcext:value-type="float">
            <text:p>84.3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4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29016" calcext:value-type="float">
            <text:p>84.32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4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01584" calcext:value-type="float">
            <text:p>84.3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4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04632" calcext:value-type="float">
            <text:p>84.3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4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35112" calcext:value-type="float">
            <text:p>84.33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4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47304" calcext:value-type="float">
            <text:p>84.34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4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26552" calcext:value-type="float">
            <text:p>84.42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4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66176" calcext:value-type="float">
            <text:p>84.46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4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7532" calcext:value-type="float">
            <text:p>84.4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4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84464" calcext:value-type="float">
            <text:p>84.4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4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33232" calcext:value-type="float">
            <text:p>84.53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4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15528" calcext:value-type="float">
            <text:p>84.61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4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30768" calcext:value-type="float">
            <text:p>84.63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4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1916" calcext:value-type="float">
            <text:p>84.71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4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59368" calcext:value-type="float">
            <text:p>84.85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4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80704" calcext:value-type="float">
            <text:p>84.88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4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62416" calcext:value-type="float">
            <text:p>84.86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4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4108" calcext:value-type="float">
            <text:p>84.84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4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89848" calcext:value-type="float">
            <text:p>84.88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4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81288" calcext:value-type="float">
            <text:p>84.98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4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96528" calcext:value-type="float">
            <text:p>84.99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4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66048" calcext:value-type="float">
            <text:p>84.96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4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87384" calcext:value-type="float">
            <text:p>84.98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4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42248" calcext:value-type="float">
            <text:p>85.04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4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33104" calcext:value-type="float">
            <text:p>85.03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4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36736" calcext:value-type="float">
            <text:p>85.13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4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22664" calcext:value-type="float">
            <text:p>85.32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4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68384" calcext:value-type="float">
            <text:p>85.36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4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92768" calcext:value-type="float">
            <text:p>85.39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4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05544" calcext:value-type="float">
            <text:p>85.50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4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93936" calcext:value-type="float">
            <text:p>85.59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4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81744" calcext:value-type="float">
            <text:p>85.58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4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78696" calcext:value-type="float">
            <text:p>85.57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4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36608" calcext:value-type="float">
            <text:p>85.63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3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30512" calcext:value-type="float">
            <text:p>85.63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3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726" calcext:value-type="float">
            <text:p>85.57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3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06128" calcext:value-type="float">
            <text:p>85.60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3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45752" calcext:value-type="float">
            <text:p>85.64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3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488" calcext:value-type="float">
            <text:p>85.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3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09176" calcext:value-type="float">
            <text:p>85.60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3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06128" calcext:value-type="float">
            <text:p>85.60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3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39656" calcext:value-type="float">
            <text:p>85.63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3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7928" calcext:value-type="float">
            <text:p>85.6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3-12-22 14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73184" calcext:value-type="float">
            <text:p>85.67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3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4024" calcext:value-type="float">
            <text:p>85.7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3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46336" calcext:value-type="float">
            <text:p>85.74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3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0976" calcext:value-type="float">
            <text:p>85.7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3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43288" calcext:value-type="float">
            <text:p>85.74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3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9452" calcext:value-type="float">
            <text:p>85.69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3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34144" calcext:value-type="float">
            <text:p>85.73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3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22536" calcext:value-type="float">
            <text:p>85.82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3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89592" calcext:value-type="float">
            <text:p>85.88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3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3836" calcext:value-type="float">
            <text:p>85.93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3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2312" calcext:value-type="float">
            <text:p>85.9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3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71304" calcext:value-type="float">
            <text:p>85.87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3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80448" calcext:value-type="float">
            <text:p>85.88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3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012" calcext:value-type="float">
            <text:p>85.8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3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52432" calcext:value-type="float">
            <text:p>85.75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3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82912" calcext:value-type="float">
            <text:p>85.78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3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65208" calcext:value-type="float">
            <text:p>85.86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3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98736" calcext:value-type="float">
            <text:p>85.89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3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49968" calcext:value-type="float">
            <text:p>85.84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3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3168" calcext:value-type="float">
            <text:p>85.8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3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774" calcext:value-type="float">
            <text:p>85.8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3-12-01 1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86544" calcext:value-type="float">
            <text:p>85.88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3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95688" calcext:value-type="float">
            <text:p>85.89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3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68256" calcext:value-type="float">
            <text:p>85.86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3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774" calcext:value-type="float">
            <text:p>85.8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3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536" calcext:value-type="float">
            <text:p>85.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3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62744" calcext:value-type="float">
            <text:p>85.96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3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20072" calcext:value-type="float">
            <text:p>85.92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3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08464" calcext:value-type="float">
            <text:p>86.00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3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81616" calcext:value-type="float">
            <text:p>86.08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3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05416" calcext:value-type="float">
            <text:p>86.00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3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26168" calcext:value-type="float">
            <text:p>85.92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3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56648" calcext:value-type="float">
            <text:p>85.95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3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62744" calcext:value-type="float">
            <text:p>85.96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3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20072" calcext:value-type="float">
            <text:p>85.92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3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95688" calcext:value-type="float">
            <text:p>85.89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3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95688" calcext:value-type="float">
            <text:p>85.89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3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28632" calcext:value-type="float">
            <text:p>85.82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3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10928" calcext:value-type="float">
            <text:p>85.91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3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10928" calcext:value-type="float">
            <text:p>85.91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3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93224" calcext:value-type="float">
            <text:p>85.99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3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59696" calcext:value-type="float">
            <text:p>85.95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3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17608" calcext:value-type="float">
            <text:p>86.01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3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298" calcext:value-type="float">
            <text:p>86.02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3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93224" calcext:value-type="float">
            <text:p>85.99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3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71888" calcext:value-type="float">
            <text:p>85.97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3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1456" calcext:value-type="float">
            <text:p>86.0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3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81032" calcext:value-type="float">
            <text:p>85.98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3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48672" calcext:value-type="float">
            <text:p>86.14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3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33432" calcext:value-type="float">
            <text:p>86.13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3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76104" calcext:value-type="float">
            <text:p>86.17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18776" calcext:value-type="float">
            <text:p>86.21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3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30968" calcext:value-type="float">
            <text:p>86.23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1268" calcext:value-type="float">
            <text:p>86.21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3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4316" calcext:value-type="float">
            <text:p>86.24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3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46208" calcext:value-type="float">
            <text:p>86.24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3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70008" calcext:value-type="float">
            <text:p>86.17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3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02952" calcext:value-type="float">
            <text:p>86.10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3648" calcext:value-type="float">
            <text:p>86.1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3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06" calcext:value-type="float">
            <text:p>86.1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3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18192" calcext:value-type="float">
            <text:p>86.11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3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76104" calcext:value-type="float">
            <text:p>86.17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3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5172" calcext:value-type="float">
            <text:p>86.1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79152" calcext:value-type="float">
            <text:p>86.17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3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34016" calcext:value-type="float">
            <text:p>86.23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3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79736" calcext:value-type="float">
            <text:p>86.27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3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98608" calcext:value-type="float">
            <text:p>86.39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3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14432" calcext:value-type="float">
            <text:p>86.51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02824" calcext:value-type="float">
            <text:p>86.60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3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57688" calcext:value-type="float">
            <text:p>86.65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3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57688" calcext:value-type="float">
            <text:p>86.65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3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36936" calcext:value-type="float">
            <text:p>86.73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3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73512" calcext:value-type="float">
            <text:p>86.77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31424" calcext:value-type="float">
            <text:p>86.83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3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9848" calcext:value-type="float">
            <text:p>86.8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3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41152" calcext:value-type="float">
            <text:p>86.94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3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08208" calcext:value-type="float">
            <text:p>87.00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3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8992" calcext:value-type="float">
            <text:p>86.9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71632" calcext:value-type="float">
            <text:p>86.97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3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65536" calcext:value-type="float">
            <text:p>86.96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3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80776" calcext:value-type="float">
            <text:p>86.98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3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26496" calcext:value-type="float">
            <text:p>87.02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3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47832" calcext:value-type="float">
            <text:p>87.04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3564" calcext:value-type="float">
            <text:p>87.03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3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38688" calcext:value-type="float">
            <text:p>87.03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3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60024" calcext:value-type="float">
            <text:p>87.06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3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69168" calcext:value-type="float">
            <text:p>87.06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3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56976" calcext:value-type="float">
            <text:p>87.05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08208" calcext:value-type="float">
            <text:p>87.00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3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442" calcext:value-type="float">
            <text:p>86.94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3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25912" calcext:value-type="float">
            <text:p>86.92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3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2896" calcext:value-type="float">
            <text:p>86.9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3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16768" calcext:value-type="float">
            <text:p>86.91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64952" calcext:value-type="float">
            <text:p>86.86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3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34472" calcext:value-type="float">
            <text:p>86.83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3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64952" calcext:value-type="float">
            <text:p>86.86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3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92384" calcext:value-type="float">
            <text:p>86.89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3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80192" calcext:value-type="float">
            <text:p>86.88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61904" calcext:value-type="float">
            <text:p>86.86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3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49712" calcext:value-type="float">
            <text:p>86.84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3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40568" calcext:value-type="float">
            <text:p>86.84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3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03992" calcext:value-type="float">
            <text:p>86.80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3-09-11 21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10088" calcext:value-type="float">
            <text:p>86.81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3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73512" calcext:value-type="float">
            <text:p>86.77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3084" calcext:value-type="float">
            <text:p>86.73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3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6988" calcext:value-type="float">
            <text:p>86.66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3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11968" calcext:value-type="float">
            <text:p>86.61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3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3272" calcext:value-type="float">
            <text:p>86.5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3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4128" calcext:value-type="float">
            <text:p>86.4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346" calcext:value-type="float">
            <text:p>86.33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3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91928" calcext:value-type="float">
            <text:p>86.29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3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55352" calcext:value-type="float">
            <text:p>86.25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3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2792" calcext:value-type="float">
            <text:p>86.2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3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06584" calcext:value-type="float">
            <text:p>86.20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3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60864" calcext:value-type="float">
            <text:p>86.16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27336" calcext:value-type="float">
            <text:p>86.12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3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54184" calcext:value-type="float">
            <text:p>86.05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3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96272" calcext:value-type="float">
            <text:p>85.99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3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71888" calcext:value-type="float">
            <text:p>85.97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3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3836" calcext:value-type="float">
            <text:p>85.93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49968" calcext:value-type="float">
            <text:p>85.84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3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79864" calcext:value-type="float">
            <text:p>85.77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3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34144" calcext:value-type="float">
            <text:p>85.73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3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28048" calcext:value-type="float">
            <text:p>85.72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3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34144" calcext:value-type="float">
            <text:p>85.73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9452" calcext:value-type="float">
            <text:p>85.69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3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81744" calcext:value-type="float">
            <text:p>85.58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3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78696" calcext:value-type="float">
            <text:p>85.57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3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36024" calcext:value-type="float">
            <text:p>85.53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3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99448" calcext:value-type="float">
            <text:p>85.49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60408" calcext:value-type="float">
            <text:p>85.56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3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45168" calcext:value-type="float">
            <text:p>85.54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3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66504" calcext:value-type="float">
            <text:p>85.56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3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726" calcext:value-type="float">
            <text:p>85.57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3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75648" calcext:value-type="float">
            <text:p>85.57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3356" calcext:value-type="float">
            <text:p>85.63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3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76232" calcext:value-type="float">
            <text:p>85.67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3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31096" calcext:value-type="float">
            <text:p>85.73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3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49384" calcext:value-type="float">
            <text:p>85.74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3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46336" calcext:value-type="float">
            <text:p>85.74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49384" calcext:value-type="float">
            <text:p>85.74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3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18904" calcext:value-type="float">
            <text:p>85.71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3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85376" calcext:value-type="float">
            <text:p>85.68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3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57944" calcext:value-type="float">
            <text:p>85.65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3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51848" calcext:value-type="float">
            <text:p>85.65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3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1832" calcext:value-type="float">
            <text:p>85.6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726" calcext:value-type="float">
            <text:p>85.57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3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20784" calcext:value-type="float">
            <text:p>85.52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3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38488" calcext:value-type="float">
            <text:p>85.43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3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56192" calcext:value-type="float">
            <text:p>85.35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3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8304" calcext:value-type="float">
            <text:p>85.2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70848" calcext:value-type="float">
            <text:p>85.27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3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3732" calcext:value-type="float">
            <text:p>85.23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3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64168" calcext:value-type="float">
            <text:p>85.16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3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97112" calcext:value-type="float">
            <text:p>85.09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3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6968" calcext:value-type="float">
            <text:p>85.0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02624" calcext:value-type="float">
            <text:p>85.00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3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29472" calcext:value-type="float">
            <text:p>84.92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3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74608" calcext:value-type="float">
            <text:p>84.87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3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01456" calcext:value-type="float">
            <text:p>84.80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3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00872" calcext:value-type="float">
            <text:p>84.70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00288" calcext:value-type="float">
            <text:p>84.60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3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84464" calcext:value-type="float">
            <text:p>84.4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3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8388" calcext:value-type="float">
            <text:p>84.38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3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9244" calcext:value-type="float">
            <text:p>84.2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3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10144" calcext:value-type="float">
            <text:p>84.2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66888" calcext:value-type="float">
            <text:p>84.06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3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8764" calcext:value-type="float">
            <text:p>83.9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3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99248" calcext:value-type="float">
            <text:p>83.8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3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0476" calcext:value-type="float">
            <text:p>83.8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3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16368" calcext:value-type="float">
            <text:p>83.7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85304" calcext:value-type="float">
            <text:p>83.5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3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39" calcext:value-type="float">
            <text:p>83.4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3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07936" calcext:value-type="float">
            <text:p>83.3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3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86016" calcext:value-type="float">
            <text:p>83.1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3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91528" calcext:value-type="float">
            <text:p>83.09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18376" calcext:value-type="float">
            <text:p>83.0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3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26936" calcext:value-type="float">
            <text:p>82.92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3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56832" calcext:value-type="float">
            <text:p>82.85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3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20256" calcext:value-type="float">
            <text:p>82.8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3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34912" calcext:value-type="float">
            <text:p>82.7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008" calcext:value-type="float">
            <text:p>82.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3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3984" calcext:value-type="float">
            <text:p>82.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3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91072" calcext:value-type="float">
            <text:p>82.49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3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3316" calcext:value-type="float">
            <text:p>82.43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3-06-21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08776" calcext:value-type="float">
            <text:p>82.40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3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75248" calcext:value-type="float">
            <text:p>82.37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02096" calcext:value-type="float">
            <text:p>82.30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3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98464" calcext:value-type="float">
            <text:p>82.1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3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10072" calcext:value-type="float">
            <text:p>82.11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3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91784" calcext:value-type="float">
            <text:p>82.0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3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64352" calcext:value-type="float">
            <text:p>82.0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912" calcext:value-type="float">
            <text:p>81.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3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33288" calcext:value-type="float">
            <text:p>81.9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3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11952" calcext:value-type="float">
            <text:p>81.9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3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08904" calcext:value-type="float">
            <text:p>81.9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3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87568" calcext:value-type="float">
            <text:p>81.8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96128" calcext:value-type="float">
            <text:p>81.7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3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626" calcext:value-type="float">
            <text:p>81.7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3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38216" calcext:value-type="float">
            <text:p>81.7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3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1688" calcext:value-type="float">
            <text:p>81.7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3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13832" calcext:value-type="float">
            <text:p>81.7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26024" calcext:value-type="float">
            <text:p>81.7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3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1688" calcext:value-type="float">
            <text:p>81.7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3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0164" calcext:value-type="float">
            <text:p>81.7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3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83352" calcext:value-type="float">
            <text:p>81.6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3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5592" calcext:value-type="float">
            <text:p>81.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3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16296" calcext:value-type="float">
            <text:p>81.6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9496" calcext:value-type="float">
            <text:p>81.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3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98008" calcext:value-type="float">
            <text:p>81.5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3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13248" calcext:value-type="float">
            <text:p>81.6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3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22392" calcext:value-type="float">
            <text:p>81.6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3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19344" calcext:value-type="float">
            <text:p>81.6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9496" calcext:value-type="float">
            <text:p>81.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3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6448" calcext:value-type="float">
            <text:p>81.5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3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1876" calcext:value-type="float">
            <text:p>81.5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3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00472" calcext:value-type="float">
            <text:p>81.5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3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97424" calcext:value-type="float">
            <text:p>81.4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09616" calcext:value-type="float">
            <text:p>81.5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3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76088" calcext:value-type="float">
            <text:p>81.4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3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18176" calcext:value-type="float">
            <text:p>81.4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3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30368" calcext:value-type="float">
            <text:p>81.4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3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1208" calcext:value-type="float">
            <text:p>81.4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82184" calcext:value-type="float">
            <text:p>81.4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3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8828" calcext:value-type="float">
            <text:p>81.4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3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1208" calcext:value-type="float">
            <text:p>81.4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3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41976" calcext:value-type="float">
            <text:p>81.3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3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96256" calcext:value-type="float">
            <text:p>81.2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7492" calcext:value-type="float">
            <text:p>81.2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3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41392" calcext:value-type="float">
            <text:p>81.2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3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62144" calcext:value-type="float">
            <text:p>81.1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3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04232" calcext:value-type="float">
            <text:p>81.1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3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79848" calcext:value-type="float">
            <text:p>81.0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58512" calcext:value-type="float">
            <text:p>81.0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3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28032" calcext:value-type="float">
            <text:p>81.0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3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4632" calcext:value-type="float">
            <text:p>81.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3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34128" calcext:value-type="float">
            <text:p>81.0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3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3108" calcext:value-type="float">
            <text:p>81.0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6156" calcext:value-type="float">
            <text:p>81.0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3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25568" calcext:value-type="float">
            <text:p>81.1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3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9872" calcext:value-type="float">
            <text:p>81.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3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38344" calcext:value-type="float">
            <text:p>81.2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3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69408" calcext:value-type="float">
            <text:p>81.3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45608" calcext:value-type="float">
            <text:p>81.4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3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76088" calcext:value-type="float">
            <text:p>81.4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3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21808" calcext:value-type="float">
            <text:p>81.5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3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46192" calcext:value-type="float">
            <text:p>81.5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3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67528" calcext:value-type="float">
            <text:p>81.5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102" calcext:value-type="float">
            <text:p>81.6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3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864" calcext:value-type="float">
            <text:p>81.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3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26024" calcext:value-type="float">
            <text:p>81.7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3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95544" calcext:value-type="float">
            <text:p>81.6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3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65064" calcext:value-type="float">
            <text:p>81.6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4068" calcext:value-type="float">
            <text:p>81.6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3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82768" calcext:value-type="float">
            <text:p>81.5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3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58384" calcext:value-type="float">
            <text:p>81.5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3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55336" calcext:value-type="float">
            <text:p>81.5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3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16296" calcext:value-type="float">
            <text:p>81.6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74208" calcext:value-type="float">
            <text:p>81.6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3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10784" calcext:value-type="float">
            <text:p>81.7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3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56504" calcext:value-type="float">
            <text:p>81.7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3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47944" calcext:value-type="float">
            <text:p>81.8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3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81472" calcext:value-type="float">
            <text:p>81.8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96128" calcext:value-type="float">
            <text:p>81.7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3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44896" calcext:value-type="float">
            <text:p>81.8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3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15" calcext:value-type="float">
            <text:p>81.9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3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27192" calcext:value-type="float">
            <text:p>81.9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82056" calcext:value-type="float">
            <text:p>81.9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3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05856" calcext:value-type="float">
            <text:p>81.9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3-03-30 18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4736" calcext:value-type="float">
            <text:p>81.7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18632" calcext:value-type="float">
            <text:p>82.0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3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79592" calcext:value-type="float">
            <text:p>82.0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3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55208" calcext:value-type="float">
            <text:p>82.0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3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3692" calcext:value-type="float">
            <text:p>82.0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3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66816" calcext:value-type="float">
            <text:p>81.9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90616" calcext:value-type="float">
            <text:p>81.8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3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21096" calcext:value-type="float">
            <text:p>81.9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3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42432" calcext:value-type="float">
            <text:p>81.9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3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08904" calcext:value-type="float">
            <text:p>81.9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3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42432" calcext:value-type="float">
            <text:p>81.9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54624" calcext:value-type="float">
            <text:p>81.95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3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03392" calcext:value-type="float">
            <text:p>82.0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3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33872" calcext:value-type="float">
            <text:p>82.0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3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94248" calcext:value-type="float">
            <text:p>81.9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3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51576" calcext:value-type="float">
            <text:p>81.9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18632" calcext:value-type="float">
            <text:p>82.0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3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25312" calcext:value-type="float">
            <text:p>82.1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3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436" calcext:value-type="float">
            <text:p>82.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3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73496" calcext:value-type="float">
            <text:p>82.0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3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1312" calcext:value-type="float">
            <text:p>82.1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3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80176" calcext:value-type="float">
            <text:p>82.1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3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28944" calcext:value-type="float">
            <text:p>82.22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3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77712" calcext:value-type="float">
            <text:p>82.2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3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05144" calcext:value-type="float">
            <text:p>82.30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3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53328" calcext:value-type="float">
            <text:p>82.25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3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83808" calcext:value-type="float">
            <text:p>82.2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3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56376" calcext:value-type="float">
            <text:p>82.25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3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31992" calcext:value-type="float">
            <text:p>82.2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3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1124" calcext:value-type="float">
            <text:p>82.31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3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8076" calcext:value-type="float">
            <text:p>82.2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3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20384" calcext:value-type="float">
            <text:p>82.3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3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68568" calcext:value-type="float">
            <text:p>82.26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3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8744" calcext:value-type="float">
            <text:p>82.3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3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60592" calcext:value-type="float">
            <text:p>82.46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3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91656" calcext:value-type="float">
            <text:p>82.59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3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03264" calcext:value-type="float">
            <text:p>82.50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3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75832" calcext:value-type="float">
            <text:p>82.47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3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84976" calcext:value-type="float">
            <text:p>82.48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3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69736" calcext:value-type="float">
            <text:p>82.46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3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12408" calcext:value-type="float">
            <text:p>82.51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3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64224" calcext:value-type="float">
            <text:p>82.56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3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19088" calcext:value-type="float">
            <text:p>82.61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3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37376" calcext:value-type="float">
            <text:p>82.63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3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42888" calcext:value-type="float">
            <text:p>82.54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3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75832" calcext:value-type="float">
            <text:p>82.47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3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73368" calcext:value-type="float">
            <text:p>82.57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3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09944" calcext:value-type="float">
            <text:p>82.60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3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58712" calcext:value-type="float">
            <text:p>82.65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3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16624" calcext:value-type="float">
            <text:p>82.71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3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43472" calcext:value-type="float">
            <text:p>82.64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3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70904" calcext:value-type="float">
            <text:p>82.67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3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67856" calcext:value-type="float">
            <text:p>82.66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3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58712" calcext:value-type="float">
            <text:p>82.65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3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16624" calcext:value-type="float">
            <text:p>82.71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3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19672" calcext:value-type="float">
            <text:p>82.71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3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87312" calcext:value-type="float">
            <text:p>82.8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3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72072" calcext:value-type="float">
            <text:p>82.8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3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69024" calcext:value-type="float">
            <text:p>82.8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3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2084" calcext:value-type="float">
            <text:p>82.92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3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87896" calcext:value-type="float">
            <text:p>82.9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3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00088" calcext:value-type="float">
            <text:p>83.00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3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90944" calcext:value-type="float">
            <text:p>82.9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3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87312" calcext:value-type="float">
            <text:p>82.8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3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78752" calcext:value-type="float">
            <text:p>82.9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3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87896" calcext:value-type="float">
            <text:p>82.9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3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51904" calcext:value-type="float">
            <text:p>83.0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3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61048" calcext:value-type="float">
            <text:p>83.06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3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76288" calcext:value-type="float">
            <text:p>83.0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3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22008" calcext:value-type="float">
            <text:p>83.1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3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4944" calcext:value-type="float">
            <text:p>83.1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3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82384" calcext:value-type="float">
            <text:p>83.0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3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4944" calcext:value-type="float">
            <text:p>83.1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3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12864" calcext:value-type="float">
            <text:p>83.1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3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97624" calcext:value-type="float">
            <text:p>83.09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3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7992" calcext:value-type="float">
            <text:p>83.1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3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65264" calcext:value-type="float">
            <text:p>83.2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3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71944" calcext:value-type="float">
            <text:p>83.37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3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74992" calcext:value-type="float">
            <text:p>83.3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3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3232" calcext:value-type="float">
            <text:p>83.3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3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71944" calcext:value-type="float">
            <text:p>83.37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3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2376" calcext:value-type="float">
            <text:p>83.4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3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18248" calcext:value-type="float">
            <text:p>83.5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3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00544" calcext:value-type="float">
            <text:p>83.6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3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94448" calcext:value-type="float">
            <text:p>83.5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3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70064" calcext:value-type="float">
            <text:p>83.5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3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4568" calcext:value-type="float">
            <text:p>83.5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3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88352" calcext:value-type="float">
            <text:p>83.5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3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9808" calcext:value-type="float">
            <text:p>83.6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3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79792" calcext:value-type="float">
            <text:p>83.6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2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73696" calcext:value-type="float">
            <text:p>83.6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2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49896" calcext:value-type="float">
            <text:p>83.7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2-12-29 18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49896" calcext:value-type="float">
            <text:p>83.7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2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16368" calcext:value-type="float">
            <text:p>83.7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2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22464" calcext:value-type="float">
            <text:p>83.7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2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3524" calcext:value-type="float">
            <text:p>83.8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2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81544" calcext:value-type="float">
            <text:p>83.9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2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93736" calcext:value-type="float">
            <text:p>83.9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2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45552" calcext:value-type="float">
            <text:p>84.0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2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51648" calcext:value-type="float">
            <text:p>84.05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2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00416" calcext:value-type="float">
            <text:p>84.1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2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91856" calcext:value-type="float">
            <text:p>84.1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2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71104" calcext:value-type="float">
            <text:p>84.2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2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65008" calcext:value-type="float">
            <text:p>84.26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2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6196" calcext:value-type="float">
            <text:p>84.26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2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01" calcext:value-type="float">
            <text:p>84.2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2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5528" calcext:value-type="float">
            <text:p>84.1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2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58328" calcext:value-type="float">
            <text:p>84.1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2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65008" calcext:value-type="float">
            <text:p>84.26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2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65592" calcext:value-type="float">
            <text:p>84.3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2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6008" calcext:value-type="float">
            <text:p>84.4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2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99704" calcext:value-type="float">
            <text:p>84.49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2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17992" calcext:value-type="float">
            <text:p>84.51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2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72856" calcext:value-type="float">
            <text:p>84.57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2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33816" calcext:value-type="float">
            <text:p>84.63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2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70392" calcext:value-type="float">
            <text:p>84.67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2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36864" calcext:value-type="float">
            <text:p>84.63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2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33816" calcext:value-type="float">
            <text:p>84.63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2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85632" calcext:value-type="float">
            <text:p>84.68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2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98408" calcext:value-type="float">
            <text:p>84.79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2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8868" calcext:value-type="float">
            <text:p>84.68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2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16696" calcext:value-type="float">
            <text:p>84.81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2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38032" calcext:value-type="float">
            <text:p>84.83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2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86216" calcext:value-type="float">
            <text:p>84.78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2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2584" calcext:value-type="float">
            <text:p>84.8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2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7156" calcext:value-type="float">
            <text:p>84.87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2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89848" calcext:value-type="float">
            <text:p>84.88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2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99576" calcext:value-type="float">
            <text:p>84.99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2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2396" calcext:value-type="float">
            <text:p>85.02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2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392" calcext:value-type="float">
            <text:p>85.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2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97112" calcext:value-type="float">
            <text:p>85.09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2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33688" calcext:value-type="float">
            <text:p>85.13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2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51976" calcext:value-type="float">
            <text:p>85.15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2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82456" calcext:value-type="float">
            <text:p>85.18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2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2208" calcext:value-type="float">
            <text:p>85.2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2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46464" calcext:value-type="float">
            <text:p>85.24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2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04376" calcext:value-type="float">
            <text:p>85.30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2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47048" calcext:value-type="float">
            <text:p>85.34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2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83624" calcext:value-type="float">
            <text:p>85.38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2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32392" calcext:value-type="float">
            <text:p>85.43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2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38488" calcext:value-type="float">
            <text:p>85.43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2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23248" calcext:value-type="float">
            <text:p>85.42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2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98864" calcext:value-type="float">
            <text:p>85.39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2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62872" calcext:value-type="float">
            <text:p>85.46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2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8784" calcext:value-type="float">
            <text:p>85.5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2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27464" calcext:value-type="float">
            <text:p>85.62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92768" calcext:value-type="float">
            <text:p>85.39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2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68968" calcext:value-type="float">
            <text:p>85.46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2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78112" calcext:value-type="float">
            <text:p>85.47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2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4212" calcext:value-type="float">
            <text:p>85.54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2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75648" calcext:value-type="float">
            <text:p>85.57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2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84792" calcext:value-type="float">
            <text:p>85.58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36608" calcext:value-type="float">
            <text:p>85.63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2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06712" calcext:value-type="float">
            <text:p>85.70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2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5548" calcext:value-type="float">
            <text:p>85.75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2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46336" calcext:value-type="float">
            <text:p>85.74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2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03664" calcext:value-type="float">
            <text:p>85.70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39656" calcext:value-type="float">
            <text:p>85.63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2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0308" calcext:value-type="float">
            <text:p>85.60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2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1832" calcext:value-type="float">
            <text:p>85.6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2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51848" calcext:value-type="float">
            <text:p>85.65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2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97568" calcext:value-type="float">
            <text:p>85.69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76816" calcext:value-type="float">
            <text:p>85.77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2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95688" calcext:value-type="float">
            <text:p>85.89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2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9932" calcext:value-type="float">
            <text:p>85.99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2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26752" calcext:value-type="float">
            <text:p>86.02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2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35896" calcext:value-type="float">
            <text:p>86.03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1456" calcext:value-type="float">
            <text:p>86.0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2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77984" calcext:value-type="float">
            <text:p>85.97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2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96272" calcext:value-type="float">
            <text:p>85.99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2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8408" calcext:value-type="float">
            <text:p>85.9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2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90176" calcext:value-type="float">
            <text:p>85.99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69424" calcext:value-type="float">
            <text:p>86.06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2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72472" calcext:value-type="float">
            <text:p>86.07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2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06" calcext:value-type="float">
            <text:p>86.1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2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60864" calcext:value-type="float">
            <text:p>86.16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2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99904" calcext:value-type="float">
            <text:p>86.09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41992" calcext:value-type="float">
            <text:p>86.04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2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6028" calcext:value-type="float">
            <text:p>86.06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2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87712" calcext:value-type="float">
            <text:p>86.08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2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02952" calcext:value-type="float">
            <text:p>86.10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2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84664" calcext:value-type="float">
            <text:p>86.08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66376" calcext:value-type="float">
            <text:p>86.06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2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9076" calcext:value-type="float">
            <text:p>86.09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2-09-28 19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70008" calcext:value-type="float">
            <text:p>86.17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2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18192" calcext:value-type="float">
            <text:p>86.11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2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69424" calcext:value-type="float">
            <text:p>86.06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2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17608" calcext:value-type="float">
            <text:p>86.01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81032" calcext:value-type="float">
            <text:p>85.98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2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50552" calcext:value-type="float">
            <text:p>85.95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2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8408" calcext:value-type="float">
            <text:p>85.9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2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11512" calcext:value-type="float">
            <text:p>86.01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2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44456" calcext:value-type="float">
            <text:p>85.94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71304" calcext:value-type="float">
            <text:p>85.87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2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86544" calcext:value-type="float">
            <text:p>85.88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2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53016" calcext:value-type="float">
            <text:p>85.85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2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10344" calcext:value-type="float">
            <text:p>85.81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2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13392" calcext:value-type="float">
            <text:p>85.81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07296" calcext:value-type="float">
            <text:p>85.80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2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04248" calcext:value-type="float">
            <text:p>85.80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2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64624" calcext:value-type="float">
            <text:p>85.76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2-09-12 22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12808" calcext:value-type="float">
            <text:p>85.71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2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4024" calcext:value-type="float">
            <text:p>85.7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2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46336" calcext:value-type="float">
            <text:p>85.74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06712" calcext:value-type="float">
            <text:p>85.70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2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1832" calcext:value-type="float">
            <text:p>85.6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2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69552" calcext:value-type="float">
            <text:p>85.56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2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00032" calcext:value-type="float">
            <text:p>85.60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2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5736" calcext:value-type="float">
            <text:p>85.5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08592" calcext:value-type="float">
            <text:p>85.50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2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78112" calcext:value-type="float">
            <text:p>85.47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2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32392" calcext:value-type="float">
            <text:p>85.43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2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10472" calcext:value-type="float">
            <text:p>85.31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2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55608" calcext:value-type="float">
            <text:p>85.25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2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19032" calcext:value-type="float">
            <text:p>85.21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67216" calcext:value-type="float">
            <text:p>85.16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2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63584" calcext:value-type="float">
            <text:p>85.06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2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90432" calcext:value-type="float">
            <text:p>84.99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2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05672" calcext:value-type="float">
            <text:p>85.00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2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36152" calcext:value-type="float">
            <text:p>85.03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2396" calcext:value-type="float">
            <text:p>85.02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2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9348" calcext:value-type="float">
            <text:p>84.99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2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90432" calcext:value-type="float">
            <text:p>84.99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2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96528" calcext:value-type="float">
            <text:p>84.99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2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99576" calcext:value-type="float">
            <text:p>84.99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7824" calcext:value-type="float">
            <text:p>84.9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2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44712" calcext:value-type="float">
            <text:p>84.94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2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69096" calcext:value-type="float">
            <text:p>84.96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2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2396" calcext:value-type="float">
            <text:p>85.02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2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2396" calcext:value-type="float">
            <text:p>85.02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90432" calcext:value-type="float">
            <text:p>84.99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2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4776" calcext:value-type="float">
            <text:p>84.9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2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0204" calcext:value-type="float">
            <text:p>84.90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2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23376" calcext:value-type="float">
            <text:p>84.92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2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63" calcext:value-type="float">
            <text:p>84.9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69096" calcext:value-type="float">
            <text:p>84.96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2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75192" calcext:value-type="float">
            <text:p>84.97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2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81288" calcext:value-type="float">
            <text:p>84.98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2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90432" calcext:value-type="float">
            <text:p>84.99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2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99576" calcext:value-type="float">
            <text:p>84.99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11768" calcext:value-type="float">
            <text:p>85.01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2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17864" calcext:value-type="float">
            <text:p>85.01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2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29472" calcext:value-type="float">
            <text:p>84.92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2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98992" calcext:value-type="float">
            <text:p>84.89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2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95944" calcext:value-type="float">
            <text:p>84.89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2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5632" calcext:value-type="float">
            <text:p>84.8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65464" calcext:value-type="float">
            <text:p>84.86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2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22792" calcext:value-type="float">
            <text:p>84.82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2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46592" calcext:value-type="float">
            <text:p>84.74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2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67344" calcext:value-type="float">
            <text:p>84.66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2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21624" calcext:value-type="float">
            <text:p>84.62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91144" calcext:value-type="float">
            <text:p>84.59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2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93608" calcext:value-type="float">
            <text:p>84.49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2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96072" calcext:value-type="float">
            <text:p>84.39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2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41208" calcext:value-type="float">
            <text:p>84.34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2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68056" calcext:value-type="float">
            <text:p>84.2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67472" calcext:value-type="float">
            <text:p>84.16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2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0956" calcext:value-type="float">
            <text:p>84.1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2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0956" calcext:value-type="float">
            <text:p>84.1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2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85176" calcext:value-type="float">
            <text:p>84.0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2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54696" calcext:value-type="float">
            <text:p>84.0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12024" calcext:value-type="float">
            <text:p>84.0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2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75448" calcext:value-type="float">
            <text:p>83.9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2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14488" calcext:value-type="float">
            <text:p>83.9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2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29144" calcext:value-type="float">
            <text:p>83.8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2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40752" calcext:value-type="float">
            <text:p>83.7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07224" calcext:value-type="float">
            <text:p>83.7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2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04176" calcext:value-type="float">
            <text:p>83.7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2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2188" calcext:value-type="float">
            <text:p>83.6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2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39584" calcext:value-type="float">
            <text:p>83.5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2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78624" calcext:value-type="float">
            <text:p>83.4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7804" calcext:value-type="float">
            <text:p>83.37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2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10984" calcext:value-type="float">
            <text:p>83.3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2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83552" calcext:value-type="float">
            <text:p>83.28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2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16496" calcext:value-type="float">
            <text:p>83.2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2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46392" calcext:value-type="float">
            <text:p>83.1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45808" calcext:value-type="float">
            <text:p>83.0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2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2752" calcext:value-type="float">
            <text:p>83.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2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87896" calcext:value-type="float">
            <text:p>82.9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2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57416" calcext:value-type="float">
            <text:p>82.9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2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81216" calcext:value-type="float">
            <text:p>82.8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74536" calcext:value-type="float">
            <text:p>82.77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2-06-24 13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71488" calcext:value-type="float">
            <text:p>82.77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2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31864" calcext:value-type="float">
            <text:p>82.73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2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04432" calcext:value-type="float">
            <text:p>82.70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2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0748" calcext:value-type="float">
            <text:p>82.70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2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52616" calcext:value-type="float">
            <text:p>82.65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09944" calcext:value-type="float">
            <text:p>82.60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2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09944" calcext:value-type="float">
            <text:p>82.60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2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28232" calcext:value-type="float">
            <text:p>82.62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2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94704" calcext:value-type="float">
            <text:p>82.5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2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27648" calcext:value-type="float">
            <text:p>82.5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91072" calcext:value-type="float">
            <text:p>82.49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2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39256" calcext:value-type="float">
            <text:p>82.43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2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51448" calcext:value-type="float">
            <text:p>82.45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2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57544" calcext:value-type="float">
            <text:p>82.45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2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39256" calcext:value-type="float">
            <text:p>82.43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69736" calcext:value-type="float">
            <text:p>82.46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2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88024" calcext:value-type="float">
            <text:p>82.48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2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75832" calcext:value-type="float">
            <text:p>82.47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2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84976" calcext:value-type="float">
            <text:p>82.48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2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51448" calcext:value-type="float">
            <text:p>82.45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60592" calcext:value-type="float">
            <text:p>82.46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2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81928" calcext:value-type="float">
            <text:p>82.48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2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88024" calcext:value-type="float">
            <text:p>82.48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2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69736" calcext:value-type="float">
            <text:p>82.46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2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9412" calcext:value-type="float">
            <text:p>82.49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2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3316" calcext:value-type="float">
            <text:p>82.43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81344" calcext:value-type="float">
            <text:p>82.38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2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93536" calcext:value-type="float">
            <text:p>82.39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2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39256" calcext:value-type="float">
            <text:p>82.43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2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12408" calcext:value-type="float">
            <text:p>82.51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2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15456" calcext:value-type="float">
            <text:p>82.5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45936" calcext:value-type="float">
            <text:p>82.54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2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06896" calcext:value-type="float">
            <text:p>82.6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2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40424" calcext:value-type="float">
            <text:p>82.64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2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4652" calcext:value-type="float">
            <text:p>82.6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2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94704" calcext:value-type="float">
            <text:p>82.5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69736" calcext:value-type="float">
            <text:p>82.46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2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42304" calcext:value-type="float">
            <text:p>82.44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2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00216" calcext:value-type="float">
            <text:p>82.50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2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30696" calcext:value-type="float">
            <text:p>82.53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2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00216" calcext:value-type="float">
            <text:p>82.50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81928" calcext:value-type="float">
            <text:p>82.48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2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66688" calcext:value-type="float">
            <text:p>82.46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2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42304" calcext:value-type="float">
            <text:p>82.44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2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27064" calcext:value-type="float">
            <text:p>82.42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2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75832" calcext:value-type="float">
            <text:p>82.47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6364" calcext:value-type="float">
            <text:p>82.4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2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63056" calcext:value-type="float">
            <text:p>82.36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2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99632" calcext:value-type="float">
            <text:p>82.3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2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24016" calcext:value-type="float">
            <text:p>82.42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2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30112" calcext:value-type="float">
            <text:p>82.43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72784" calcext:value-type="float">
            <text:p>82.47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2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0936" calcext:value-type="float">
            <text:p>82.5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2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9412" calcext:value-type="float">
            <text:p>82.49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2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9412" calcext:value-type="float">
            <text:p>82.49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2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24016" calcext:value-type="float">
            <text:p>82.42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05728" calcext:value-type="float">
            <text:p>82.40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2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91072" calcext:value-type="float">
            <text:p>82.49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2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3984" calcext:value-type="float">
            <text:p>82.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2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76416" calcext:value-type="float">
            <text:p>82.5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2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88608" calcext:value-type="float">
            <text:p>82.58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30696" calcext:value-type="float">
            <text:p>82.53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2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20968" calcext:value-type="float">
            <text:p>82.42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2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99632" calcext:value-type="float">
            <text:p>82.3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2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21552" calcext:value-type="float">
            <text:p>82.5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2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52032" calcext:value-type="float">
            <text:p>82.5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9412" calcext:value-type="float">
            <text:p>82.49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2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76416" calcext:value-type="float">
            <text:p>82.5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2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7032" calcext:value-type="float">
            <text:p>82.5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2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82512" calcext:value-type="float">
            <text:p>82.5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2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67272" calcext:value-type="float">
            <text:p>82.56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00216" calcext:value-type="float">
            <text:p>82.50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2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27064" calcext:value-type="float">
            <text:p>82.42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2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30112" calcext:value-type="float">
            <text:p>82.43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2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84976" calcext:value-type="float">
            <text:p>82.48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2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48984" calcext:value-type="float">
            <text:p>82.5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64224" calcext:value-type="float">
            <text:p>82.56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2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77" calcext:value-type="float">
            <text:p>82.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2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3796" calcext:value-type="float">
            <text:p>82.7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2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34912" calcext:value-type="float">
            <text:p>82.7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2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13576" calcext:value-type="float">
            <text:p>82.71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92824" calcext:value-type="float">
            <text:p>82.7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2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93408" calcext:value-type="float">
            <text:p>82.8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2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26936" calcext:value-type="float">
            <text:p>82.92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2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26936" calcext:value-type="float">
            <text:p>82.92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2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3608" calcext:value-type="float">
            <text:p>82.9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2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56832" calcext:value-type="float">
            <text:p>82.85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1416" calcext:value-type="float">
            <text:p>82.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2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99504" calcext:value-type="float">
            <text:p>82.8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2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84848" calcext:value-type="float">
            <text:p>82.9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2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93992" calcext:value-type="float">
            <text:p>82.99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2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5132" calcext:value-type="float">
            <text:p>82.9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2-03-25 19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14744" calcext:value-type="float">
            <text:p>82.9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84264" calcext:value-type="float">
            <text:p>82.8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2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78168" calcext:value-type="float">
            <text:p>82.87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2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62928" calcext:value-type="float">
            <text:p>82.86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2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9036" calcext:value-type="float">
            <text:p>82.8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2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02552" calcext:value-type="float">
            <text:p>82.90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3608" calcext:value-type="float">
            <text:p>82.9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2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08648" calcext:value-type="float">
            <text:p>82.9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2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2084" calcext:value-type="float">
            <text:p>82.92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2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2084" calcext:value-type="float">
            <text:p>82.92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2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93408" calcext:value-type="float">
            <text:p>82.8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00088" calcext:value-type="float">
            <text:p>83.00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2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48856" calcext:value-type="float">
            <text:p>83.0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2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36664" calcext:value-type="float">
            <text:p>83.0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2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31152" calcext:value-type="float">
            <text:p>83.1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2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73824" calcext:value-type="float">
            <text:p>83.1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2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2564" calcext:value-type="float">
            <text:p>83.2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2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50024" calcext:value-type="float">
            <text:p>83.2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2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68312" calcext:value-type="float">
            <text:p>83.26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2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56704" calcext:value-type="float">
            <text:p>83.3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2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71944" calcext:value-type="float">
            <text:p>83.37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2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59752" calcext:value-type="float">
            <text:p>83.35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2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9996" calcext:value-type="float">
            <text:p>83.4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2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73112" calcext:value-type="float">
            <text:p>83.57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2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18248" calcext:value-type="float">
            <text:p>83.5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2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9996" calcext:value-type="float">
            <text:p>83.4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2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93864" calcext:value-type="float">
            <text:p>83.4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2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6092" calcext:value-type="float">
            <text:p>83.5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2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914" calcext:value-type="float">
            <text:p>83.5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2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5236" calcext:value-type="float">
            <text:p>83.6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2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61504" calcext:value-type="float">
            <text:p>83.6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2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91984" calcext:value-type="float">
            <text:p>83.6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2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94448" calcext:value-type="float">
            <text:p>83.5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2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70064" calcext:value-type="float">
            <text:p>83.5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2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03008" calcext:value-type="float">
            <text:p>83.5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2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09688" calcext:value-type="float">
            <text:p>83.60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2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4568" calcext:value-type="float">
            <text:p>83.5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2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18832" calcext:value-type="float">
            <text:p>83.6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2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3044" calcext:value-type="float">
            <text:p>83.5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2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79208" calcext:value-type="float">
            <text:p>83.5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2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2188" calcext:value-type="float">
            <text:p>83.6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2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34072" calcext:value-type="float">
            <text:p>83.6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2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40168" calcext:value-type="float">
            <text:p>83.6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2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8472" calcext:value-type="float">
            <text:p>83.4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2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63384" calcext:value-type="float">
            <text:p>83.46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2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57288" calcext:value-type="float">
            <text:p>83.45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2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45096" calcext:value-type="float">
            <text:p>83.44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2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27392" calcext:value-type="float">
            <text:p>83.5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2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96912" calcext:value-type="float">
            <text:p>83.4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2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81672" calcext:value-type="float">
            <text:p>83.48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2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152" calcext:value-type="float">
            <text:p>83.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2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4568" calcext:value-type="float">
            <text:p>83.5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2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93864" calcext:value-type="float">
            <text:p>83.4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2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38416" calcext:value-type="float">
            <text:p>83.3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2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866" calcext:value-type="float">
            <text:p>83.2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2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14032" calcext:value-type="float">
            <text:p>83.31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2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7136" calcext:value-type="float">
            <text:p>83.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2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44512" calcext:value-type="float">
            <text:p>83.34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2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80504" calcext:value-type="float">
            <text:p>83.2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2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5612" calcext:value-type="float">
            <text:p>83.2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2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92696" calcext:value-type="float">
            <text:p>83.2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2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61632" calcext:value-type="float">
            <text:p>83.16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2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67728" calcext:value-type="float">
            <text:p>83.1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2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67728" calcext:value-type="float">
            <text:p>83.1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2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82968" calcext:value-type="float">
            <text:p>83.1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2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37832" calcext:value-type="float">
            <text:p>83.2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2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43344" calcext:value-type="float">
            <text:p>83.1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2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75704" calcext:value-type="float">
            <text:p>82.9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2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03136" calcext:value-type="float">
            <text:p>83.0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2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84848" calcext:value-type="float">
            <text:p>82.9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2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94576" calcext:value-type="float">
            <text:p>83.09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2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51904" calcext:value-type="float">
            <text:p>83.0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2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03136" calcext:value-type="float">
            <text:p>83.0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2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00088" calcext:value-type="float">
            <text:p>83.00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2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33616" calcext:value-type="float">
            <text:p>83.03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2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7992" calcext:value-type="float">
            <text:p>83.1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2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7992" calcext:value-type="float">
            <text:p>83.1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2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7324" calcext:value-type="float">
            <text:p>83.0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2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82968" calcext:value-type="float">
            <text:p>83.1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2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19544" calcext:value-type="float">
            <text:p>83.21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2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4944" calcext:value-type="float">
            <text:p>83.1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2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25056" calcext:value-type="float">
            <text:p>83.1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2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50024" calcext:value-type="float">
            <text:p>83.2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2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07936" calcext:value-type="float">
            <text:p>83.3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2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14032" calcext:value-type="float">
            <text:p>83.31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1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62216" calcext:value-type="float">
            <text:p>83.26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1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68312" calcext:value-type="float">
            <text:p>83.26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1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29272" calcext:value-type="float">
            <text:p>83.32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1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89648" calcext:value-type="float">
            <text:p>83.2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1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14032" calcext:value-type="float">
            <text:p>83.31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1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0852" calcext:value-type="float">
            <text:p>83.4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1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17664" calcext:value-type="float">
            <text:p>83.4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1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628" calcext:value-type="float">
            <text:p>83.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1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48144" calcext:value-type="float">
            <text:p>83.4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1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4568" calcext:value-type="float">
            <text:p>83.5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1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73112" calcext:value-type="float">
            <text:p>83.57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1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61504" calcext:value-type="float">
            <text:p>83.6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1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9808" calcext:value-type="float">
            <text:p>83.6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1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71232" calcext:value-type="float">
            <text:p>83.7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1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95616" calcext:value-type="float">
            <text:p>83.7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1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25512" calcext:value-type="float">
            <text:p>83.72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1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04176" calcext:value-type="float">
            <text:p>83.7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1-12-14 13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60208" calcext:value-type="float">
            <text:p>83.9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1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87056" calcext:value-type="float">
            <text:p>83.8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1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38872" calcext:value-type="float">
            <text:p>83.9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1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20584" calcext:value-type="float">
            <text:p>83.9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1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44968" calcext:value-type="float">
            <text:p>83.94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1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1812" calcext:value-type="float">
            <text:p>84.0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1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30312" calcext:value-type="float">
            <text:p>84.0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1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4004" calcext:value-type="float">
            <text:p>84.1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1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10144" calcext:value-type="float">
            <text:p>84.2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1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6196" calcext:value-type="float">
            <text:p>84.26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1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13192" calcext:value-type="float">
            <text:p>84.2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1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6864" calcext:value-type="float">
            <text:p>84.3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1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50352" calcext:value-type="float">
            <text:p>84.3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1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2292" calcext:value-type="float">
            <text:p>84.3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1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95488" calcext:value-type="float">
            <text:p>84.29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1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96072" calcext:value-type="float">
            <text:p>84.39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1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8388" calcext:value-type="float">
            <text:p>84.38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1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96656" calcext:value-type="float">
            <text:p>84.4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1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96656" calcext:value-type="float">
            <text:p>84.4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1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82" calcext:value-type="float">
            <text:p>84.5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1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10016" calcext:value-type="float">
            <text:p>84.71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1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4296" calcext:value-type="float">
            <text:p>84.6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1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06968" calcext:value-type="float">
            <text:p>84.70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1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50224" calcext:value-type="float">
            <text:p>84.85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1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98992" calcext:value-type="float">
            <text:p>84.89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1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44712" calcext:value-type="float">
            <text:p>84.94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1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36152" calcext:value-type="float">
            <text:p>85.03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1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97112" calcext:value-type="float">
            <text:p>85.09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1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81872" calcext:value-type="float">
            <text:p>85.08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1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94064" calcext:value-type="float">
            <text:p>85.09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1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00744" calcext:value-type="float">
            <text:p>85.20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1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0684" calcext:value-type="float">
            <text:p>85.20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1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28176" calcext:value-type="float">
            <text:p>85.22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1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00744" calcext:value-type="float">
            <text:p>85.20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1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82456" calcext:value-type="float">
            <text:p>85.18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1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16568" calcext:value-type="float">
            <text:p>85.31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1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29344" calcext:value-type="float">
            <text:p>85.42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1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47632" calcext:value-type="float">
            <text:p>85.44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1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45168" calcext:value-type="float">
            <text:p>85.54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27464" calcext:value-type="float">
            <text:p>85.62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1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52432" calcext:value-type="float">
            <text:p>85.75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1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68256" calcext:value-type="float">
            <text:p>85.86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1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59696" calcext:value-type="float">
            <text:p>85.95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1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1456" calcext:value-type="float">
            <text:p>86.0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1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51136" calcext:value-type="float">
            <text:p>86.05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1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51136" calcext:value-type="float">
            <text:p>86.05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1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2124" calcext:value-type="float">
            <text:p>86.12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1-10-28 12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18192" calcext:value-type="float">
            <text:p>86.11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1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33432" calcext:value-type="float">
            <text:p>86.13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1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822" calcext:value-type="float">
            <text:p>86.18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1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67544" calcext:value-type="float">
            <text:p>86.26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31552" calcext:value-type="float">
            <text:p>86.33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1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31552" calcext:value-type="float">
            <text:p>86.33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1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8032" calcext:value-type="float">
            <text:p>86.3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1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22992" calcext:value-type="float">
            <text:p>86.42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1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62616" calcext:value-type="float">
            <text:p>86.46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1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93096" calcext:value-type="float">
            <text:p>86.49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1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81488" calcext:value-type="float">
            <text:p>86.58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1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79024" calcext:value-type="float">
            <text:p>86.67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1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94848" calcext:value-type="float">
            <text:p>86.79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1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55808" calcext:value-type="float">
            <text:p>86.85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01528" calcext:value-type="float">
            <text:p>86.90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1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38104" calcext:value-type="float">
            <text:p>86.93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1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71632" calcext:value-type="float">
            <text:p>86.97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1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8136" calcext:value-type="float">
            <text:p>87.0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1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87456" calcext:value-type="float">
            <text:p>87.08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05744" calcext:value-type="float">
            <text:p>87.10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1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97184" calcext:value-type="float">
            <text:p>87.19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1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9472" calcext:value-type="float">
            <text:p>87.2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1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64824" calcext:value-type="float">
            <text:p>87.36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1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19688" calcext:value-type="float">
            <text:p>87.41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1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41024" calcext:value-type="float">
            <text:p>87.44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1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014" calcext:value-type="float">
            <text:p>87.40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1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4044" calcext:value-type="float">
            <text:p>87.34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1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97768" calcext:value-type="float">
            <text:p>87.29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1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82528" calcext:value-type="float">
            <text:p>87.28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45952" calcext:value-type="float">
            <text:p>87.24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1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75848" calcext:value-type="float">
            <text:p>87.17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1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20984" calcext:value-type="float">
            <text:p>87.12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1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69168" calcext:value-type="float">
            <text:p>87.06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1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204" calcext:value-type="float">
            <text:p>87.0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1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47832" calcext:value-type="float">
            <text:p>87.04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1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29544" calcext:value-type="float">
            <text:p>87.02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1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41736" calcext:value-type="float">
            <text:p>87.04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1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56976" calcext:value-type="float">
            <text:p>87.05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1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8992" calcext:value-type="float">
            <text:p>86.9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1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40568" calcext:value-type="float">
            <text:p>86.84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1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25328" calcext:value-type="float">
            <text:p>86.82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1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3752" calcext:value-type="float">
            <text:p>86.8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1-09-17 18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80776" calcext:value-type="float">
            <text:p>86.98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1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94848" calcext:value-type="float">
            <text:p>86.79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1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12552" calcext:value-type="float">
            <text:p>86.71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156" calcext:value-type="float">
            <text:p>86.7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1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48544" calcext:value-type="float">
            <text:p>86.64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1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18064" calcext:value-type="float">
            <text:p>86.61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1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81488" calcext:value-type="float">
            <text:p>86.58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1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80904" calcext:value-type="float">
            <text:p>86.48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53472" calcext:value-type="float">
            <text:p>86.45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1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4128" calcext:value-type="float">
            <text:p>86.4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1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01656" calcext:value-type="float">
            <text:p>86.40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1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58984" calcext:value-type="float">
            <text:p>86.3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1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86416" calcext:value-type="float">
            <text:p>86.38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1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98608" calcext:value-type="float">
            <text:p>86.39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1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108" calcext:value-type="float">
            <text:p>86.4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1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32136" calcext:value-type="float">
            <text:p>86.43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1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80904" calcext:value-type="float">
            <text:p>86.48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1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87" calcext:value-type="float">
            <text:p>86.4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1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74808" calcext:value-type="float">
            <text:p>86.47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1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93096" calcext:value-type="float">
            <text:p>86.49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1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83952" calcext:value-type="float">
            <text:p>86.48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1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62616" calcext:value-type="float">
            <text:p>86.46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1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19944" calcext:value-type="float">
            <text:p>86.41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1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01656" calcext:value-type="float">
            <text:p>86.40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1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91928" calcext:value-type="float">
            <text:p>86.29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1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39528" calcext:value-type="float">
            <text:p>86.13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1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298" calcext:value-type="float">
            <text:p>86.02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1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35312" calcext:value-type="float">
            <text:p>85.93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1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67672" calcext:value-type="float">
            <text:p>85.76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1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15272" calcext:value-type="float">
            <text:p>85.61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1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17736" calcext:value-type="float">
            <text:p>85.51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1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77528" calcext:value-type="float">
            <text:p>85.37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1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2208" calcext:value-type="float">
            <text:p>85.2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1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06256" calcext:value-type="float">
            <text:p>85.10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1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14816" calcext:value-type="float">
            <text:p>85.01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1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29472" calcext:value-type="float">
            <text:p>84.92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1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19744" calcext:value-type="float">
            <text:p>84.81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1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94776" calcext:value-type="float">
            <text:p>84.69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1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94192" calcext:value-type="float">
            <text:p>84.59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1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5152" calcext:value-type="float">
            <text:p>84.5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1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99704" calcext:value-type="float">
            <text:p>84.49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1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20456" calcext:value-type="float">
            <text:p>84.42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1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80832" calcext:value-type="float">
            <text:p>84.3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1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50352" calcext:value-type="float">
            <text:p>84.3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1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04632" calcext:value-type="float">
            <text:p>84.3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1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04632" calcext:value-type="float">
            <text:p>84.3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1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89392" calcext:value-type="float">
            <text:p>84.28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1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89392" calcext:value-type="float">
            <text:p>84.28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1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71104" calcext:value-type="float">
            <text:p>84.2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1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19288" calcext:value-type="float">
            <text:p>84.21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1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1624" calcext:value-type="float">
            <text:p>84.2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1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5528" calcext:value-type="float">
            <text:p>84.1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1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91272" calcext:value-type="float">
            <text:p>84.09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1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66888" calcext:value-type="float">
            <text:p>84.06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1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39456" calcext:value-type="float">
            <text:p>84.0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1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1812" calcext:value-type="float">
            <text:p>84.0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1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724" calcext:value-type="float">
            <text:p>83.9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1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51064" calcext:value-type="float">
            <text:p>83.9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1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4192" calcext:value-type="float">
            <text:p>83.9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1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23632" calcext:value-type="float">
            <text:p>83.9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1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93152" calcext:value-type="float">
            <text:p>83.8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1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8096" calcext:value-type="float">
            <text:p>83.8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1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62672" calcext:value-type="float">
            <text:p>83.8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1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16952" calcext:value-type="float">
            <text:p>83.8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1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65136" calcext:value-type="float">
            <text:p>83.7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1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2856" calcext:value-type="float">
            <text:p>83.7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1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88936" calcext:value-type="float">
            <text:p>83.6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1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70648" calcext:value-type="float">
            <text:p>83.6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1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58456" calcext:value-type="float">
            <text:p>83.6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1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27976" calcext:value-type="float">
            <text:p>83.6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1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85304" calcext:value-type="float">
            <text:p>83.5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1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4568" calcext:value-type="float">
            <text:p>83.5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1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81672" calcext:value-type="float">
            <text:p>83.48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1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17664" calcext:value-type="float">
            <text:p>83.4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1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44512" calcext:value-type="float">
            <text:p>83.34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1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65264" calcext:value-type="float">
            <text:p>83.2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1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92112" calcext:value-type="float">
            <text:p>83.1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1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86016" calcext:value-type="float">
            <text:p>83.1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1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73824" calcext:value-type="float">
            <text:p>83.1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1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342" calcext:value-type="float">
            <text:p>83.1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1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91528" calcext:value-type="float">
            <text:p>83.09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1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30568" calcext:value-type="float">
            <text:p>83.0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1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42176" calcext:value-type="float">
            <text:p>82.9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1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20256" calcext:value-type="float">
            <text:p>82.8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1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04432" calcext:value-type="float">
            <text:p>82.70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1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43472" calcext:value-type="float">
            <text:p>82.64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1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42888" calcext:value-type="float">
            <text:p>82.54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1-06-23 12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84976" calcext:value-type="float">
            <text:p>82.48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1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6364" calcext:value-type="float">
            <text:p>82.4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1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84392" calcext:value-type="float">
            <text:p>82.38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1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56376" calcext:value-type="float">
            <text:p>82.25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1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64352" calcext:value-type="float">
            <text:p>82.0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1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6072" calcext:value-type="float">
            <text:p>81.9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1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17464" calcext:value-type="float">
            <text:p>81.8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1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7116" calcext:value-type="float">
            <text:p>81.6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1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82768" calcext:value-type="float">
            <text:p>81.5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1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7304" calcext:value-type="float">
            <text:p>81.4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1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17592" calcext:value-type="float">
            <text:p>81.3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1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59096" calcext:value-type="float">
            <text:p>81.1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1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1584" calcext:value-type="float">
            <text:p>81.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1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8482" calcext:value-type="float">
            <text:p>80.8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1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747616" calcext:value-type="float">
            <text:p>80.7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1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86656" calcext:value-type="float">
            <text:p>80.6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1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98264" calcext:value-type="float">
            <text:p>80.5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1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88536" calcext:value-type="float">
            <text:p>80.4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1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0624" calcext:value-type="float">
            <text:p>80.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1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4528" calcext:value-type="float">
            <text:p>80.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1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08704" calcext:value-type="float">
            <text:p>80.3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1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72128" calcext:value-type="float">
            <text:p>80.2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1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59936" calcext:value-type="float">
            <text:p>80.2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1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66032" calcext:value-type="float">
            <text:p>80.2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1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386" calcext:value-type="float">
            <text:p>80.2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1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14216" calcext:value-type="float">
            <text:p>80.2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1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86784" calcext:value-type="float">
            <text:p>80.1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1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34968" calcext:value-type="float">
            <text:p>80.1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1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80104" calcext:value-type="float">
            <text:p>80.0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1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19144" calcext:value-type="float">
            <text:p>80.0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1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91128" calcext:value-type="float">
            <text:p>79.8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1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66744" calcext:value-type="float">
            <text:p>79.8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1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4236" calcext:value-type="float">
            <text:p>79.8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1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9664" calcext:value-type="float">
            <text:p>79.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1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14344" calcext:value-type="float">
            <text:p>79.7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1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25952" calcext:value-type="float">
            <text:p>79.6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1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55848" calcext:value-type="float">
            <text:p>79.5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1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2232" calcext:value-type="float">
            <text:p>79.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1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82696" calcext:value-type="float">
            <text:p>79.4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1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36976" calcext:value-type="float">
            <text:p>79.4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1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004" calcext:value-type="float">
            <text:p>79.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1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1564" calcext:value-type="float">
            <text:p>79.4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1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4612" calcext:value-type="float">
            <text:p>79.4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1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766" calcext:value-type="float">
            <text:p>79.4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1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82696" calcext:value-type="float">
            <text:p>79.4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1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6136" calcext:value-type="float">
            <text:p>79.4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1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3088" calcext:value-type="float">
            <text:p>79.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1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52216" calcext:value-type="float">
            <text:p>79.4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1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67456" calcext:value-type="float">
            <text:p>79.4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1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70504" calcext:value-type="float">
            <text:p>79.4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1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73552" calcext:value-type="float">
            <text:p>79.4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1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40024" calcext:value-type="float">
            <text:p>79.4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1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88208" calcext:value-type="float">
            <text:p>79.3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1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79064" calcext:value-type="float">
            <text:p>79.3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1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36976" calcext:value-type="float">
            <text:p>79.4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1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07664" calcext:value-type="float">
            <text:p>79.6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1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16808" calcext:value-type="float">
            <text:p>79.6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1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62528" calcext:value-type="float">
            <text:p>79.6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1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7472" calcext:value-type="float">
            <text:p>79.6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1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052" calcext:value-type="float">
            <text:p>79.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1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24072" calcext:value-type="float">
            <text:p>79.8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1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66744" calcext:value-type="float">
            <text:p>79.8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1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12464" calcext:value-type="float">
            <text:p>79.9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1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91712" calcext:value-type="float">
            <text:p>79.9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1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89248" calcext:value-type="float">
            <text:p>80.0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1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41064" calcext:value-type="float">
            <text:p>80.1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1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68496" calcext:value-type="float">
            <text:p>80.1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1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89832" calcext:value-type="float">
            <text:p>80.1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1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6908" calcext:value-type="float">
            <text:p>80.2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1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3004" calcext:value-type="float">
            <text:p>80.3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00144" calcext:value-type="float">
            <text:p>80.4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1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45864" calcext:value-type="float">
            <text:p>80.4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1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672" calcext:value-type="float">
            <text:p>80.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1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48912" calcext:value-type="float">
            <text:p>80.4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1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45864" calcext:value-type="float">
            <text:p>80.4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1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91584" calcext:value-type="float">
            <text:p>80.4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1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672" calcext:value-type="float">
            <text:p>80.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1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27576" calcext:value-type="float">
            <text:p>80.4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1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3672" calcext:value-type="float">
            <text:p>80.4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1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33672" calcext:value-type="float">
            <text:p>80.4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03192" calcext:value-type="float">
            <text:p>80.4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1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42816" calcext:value-type="float">
            <text:p>80.4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1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48912" calcext:value-type="float">
            <text:p>80.4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1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55008" calcext:value-type="float">
            <text:p>80.4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1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15968" calcext:value-type="float">
            <text:p>80.5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1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58056" calcext:value-type="float">
            <text:p>80.4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1-03-30 13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51376" calcext:value-type="float">
            <text:p>80.3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1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3004" calcext:value-type="float">
            <text:p>80.3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1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56888" calcext:value-type="float">
            <text:p>80.2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1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39184" calcext:value-type="float">
            <text:p>80.3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1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78224" calcext:value-type="float">
            <text:p>80.2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1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66032" calcext:value-type="float">
            <text:p>80.2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1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98976" calcext:value-type="float">
            <text:p>80.1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1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0144" calcext:value-type="float">
            <text:p>80.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1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07536" calcext:value-type="float">
            <text:p>80.1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1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04488" calcext:value-type="float">
            <text:p>80.1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1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52672" calcext:value-type="float">
            <text:p>80.0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1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80104" calcext:value-type="float">
            <text:p>80.0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1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98392" calcext:value-type="float">
            <text:p>80.0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1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43528" calcext:value-type="float">
            <text:p>80.0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1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82568" calcext:value-type="float">
            <text:p>79.9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1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73424" calcext:value-type="float">
            <text:p>79.9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1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1" calcext:value-type="float">
            <text:p>80.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1-03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80104" calcext:value-type="float">
            <text:p>80.0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1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89248" calcext:value-type="float">
            <text:p>80.0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1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19728" calcext:value-type="float">
            <text:p>80.1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1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2524" calcext:value-type="float">
            <text:p>80.0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1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52088" calcext:value-type="float">
            <text:p>79.9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1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28288" calcext:value-type="float">
            <text:p>80.0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1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862" calcext:value-type="float">
            <text:p>80.0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1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46576" calcext:value-type="float">
            <text:p>80.0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1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80104" calcext:value-type="float">
            <text:p>80.0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1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83152" calcext:value-type="float">
            <text:p>80.0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1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74008" calcext:value-type="float">
            <text:p>80.0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1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28288" calcext:value-type="float">
            <text:p>80.0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1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1" calcext:value-type="float">
            <text:p>80.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1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10584" calcext:value-type="float">
            <text:p>80.1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1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31336" calcext:value-type="float">
            <text:p>80.0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1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43528" calcext:value-type="float">
            <text:p>80.0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1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52672" calcext:value-type="float">
            <text:p>80.0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1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53256" calcext:value-type="float">
            <text:p>80.1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1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1668" calcext:value-type="float">
            <text:p>80.1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1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61816" calcext:value-type="float">
            <text:p>80.0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1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5572" calcext:value-type="float">
            <text:p>80.0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1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53256" calcext:value-type="float">
            <text:p>80.1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1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32504" calcext:value-type="float">
            <text:p>80.2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1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6908" calcext:value-type="float">
            <text:p>80.2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1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17848" calcext:value-type="float">
            <text:p>80.3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1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42232" calcext:value-type="float">
            <text:p>80.3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1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6052" calcext:value-type="float">
            <text:p>80.3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1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61104" calcext:value-type="float">
            <text:p>80.4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1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31208" calcext:value-type="float">
            <text:p>80.5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1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37304" calcext:value-type="float">
            <text:p>80.5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1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8912" calcext:value-type="float">
            <text:p>80.5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1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25696" calcext:value-type="float">
            <text:p>80.6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1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37888" calcext:value-type="float">
            <text:p>80.6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1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53128" calcext:value-type="float">
            <text:p>80.6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1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86656" calcext:value-type="float">
            <text:p>80.6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1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707992" calcext:value-type="float">
            <text:p>80.7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1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958" calcext:value-type="float">
            <text:p>80.6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1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43984" calcext:value-type="float">
            <text:p>80.6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1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53128" calcext:value-type="float">
            <text:p>80.6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1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765904" calcext:value-type="float">
            <text:p>80.7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1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06112" calcext:value-type="float">
            <text:p>80.9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1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76216" calcext:value-type="float">
            <text:p>80.9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1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006" calcext:value-type="float">
            <text:p>81.0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1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09744" calcext:value-type="float">
            <text:p>81.0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1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31664" calcext:value-type="float">
            <text:p>81.1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1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65776" calcext:value-type="float">
            <text:p>81.2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1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23688" calcext:value-type="float">
            <text:p>81.3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1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23688" calcext:value-type="float">
            <text:p>81.3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1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78552" calcext:value-type="float">
            <text:p>81.37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1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45608" calcext:value-type="float">
            <text:p>81.4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1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37048" calcext:value-type="float">
            <text:p>81.5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1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19344" calcext:value-type="float">
            <text:p>81.6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1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9496" calcext:value-type="float">
            <text:p>81.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1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65064" calcext:value-type="float">
            <text:p>81.6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1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20512" calcext:value-type="float">
            <text:p>81.8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1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388" calcext:value-type="float">
            <text:p>81.8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1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72328" calcext:value-type="float">
            <text:p>81.8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1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33288" calcext:value-type="float">
            <text:p>81.9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1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48528" calcext:value-type="float">
            <text:p>81.9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1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66816" calcext:value-type="float">
            <text:p>81.9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1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70448" calcext:value-type="float">
            <text:p>82.0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1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64936" calcext:value-type="float">
            <text:p>82.1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1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198" calcext:value-type="float">
            <text:p>82.2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1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20384" calcext:value-type="float">
            <text:p>82.3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1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722" calcext:value-type="float">
            <text:p>82.37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1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08776" calcext:value-type="float">
            <text:p>82.40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1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42304" calcext:value-type="float">
            <text:p>82.44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1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36208" calcext:value-type="float">
            <text:p>82.43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1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11824" calcext:value-type="float">
            <text:p>82.41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1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722" calcext:value-type="float">
            <text:p>82.37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1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78296" calcext:value-type="float">
            <text:p>82.37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1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24016" calcext:value-type="float">
            <text:p>82.42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1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57544" calcext:value-type="float">
            <text:p>82.45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0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81928" calcext:value-type="float">
            <text:p>82.48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577808571429" calcext:value-type="float">
            <text:p>81.957780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402216" calcext:value-type="float">
            <text:p>82.240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184531612903" calcext:value-type="float">
            <text:p>81.718453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382924" calcext:value-type="float">
            <text:p>81.6382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99328" calcext:value-type="float">
            <text:p>81.99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286041290323" calcext:value-type="float">
            <text:p>81.328604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921428" calcext:value-type="float">
            <text:p>80.4921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980597419355" calcext:value-type="float">
            <text:p>79.898059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061136" calcext:value-type="float">
            <text:p>80.106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57619483871" calcext:value-type="float">
            <text:p>80.357619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663473103448" calcext:value-type="float">
            <text:p>80.26634731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7801607741935" calcext:value-type="float">
            <text:p>80.780160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708650322581" calcext:value-type="float">
            <text:p>81.670865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144664" calcext:value-type="float">
            <text:p>82.014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755032" calcext:value-type="float">
            <text:p>81.775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507112" calcext:value-type="float">
            <text:p>82.550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041192258065" calcext:value-type="float">
            <text:p>83.004119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080936774194" calcext:value-type="float">
            <text:p>82.308093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478855172414" calcext:value-type="float">
            <text:p>81.74788551724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559437419355" calcext:value-type="float">
            <text:p>81.255943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932336" calcext:value-type="float">
            <text:p>81.193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12308" calcext:value-type="float">
            <text:p>81.712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745551428571" calcext:value-type="float">
            <text:p>82.274555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11192516129" calcext:value-type="float">
            <text:p>83.111192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962254193548" calcext:value-type="float">
            <text:p>84.296225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123045517241" calcext:value-type="float">
            <text:p>84.31230455172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294898064516" calcext:value-type="float">
            <text:p>84.629489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049096" calcext:value-type="float">
            <text:p>85.20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924043870968" calcext:value-type="float">
            <text:p>84.892404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199821935484" calcext:value-type="float">
            <text:p>84.119982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363328" calcext:value-type="float">
            <text:p>83.536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424590967742" calcext:value-type="float">
            <text:p>83.142459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681856" calcext:value-type="float">
            <text:p>82.96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043455483871" calcext:value-type="float">
            <text:p>82.504345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280642857143" calcext:value-type="float">
            <text:p>83.02806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592663225806" calcext:value-type="float">
            <text:p>83.259266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316546206897" calcext:value-type="float">
            <text:p>83.63165462068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8604" calcext:value-type="float">
            <text:p>83.88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840588387097" calcext:value-type="float">
            <text:p>84.684058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293956" calcext:value-type="float">
            <text:p>85.0293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823992258065" calcext:value-type="float">
            <text:p>84.482399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904345806452" calcext:value-type="float">
            <text:p>83.290434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78042" calcext:value-type="float">
            <text:p>82.3780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101940645161" calcext:value-type="float">
            <text:p>81.710194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745128" calcext:value-type="float">
            <text:p>81.674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468132903226" calcext:value-type="float">
            <text:p>81.846813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856982857143" calcext:value-type="float">
            <text:p>82.385698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42384516129" calcext:value-type="float">
            <text:p>82.74238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293541935484" calcext:value-type="float">
            <text:p>84.42935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564968" calcext:value-type="float">
            <text:p>85.356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301873548387" calcext:value-type="float">
            <text:p>86.130187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968296" calcext:value-type="float">
            <text:p>86.59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73136516129" calcext:value-type="float">
            <text:p>86.473136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977943225807" calcext:value-type="float">
            <text:p>85.197794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865224" calcext:value-type="float">
            <text:p>83.986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659225806452" calcext:value-type="float">
            <text:p>83.76592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56676" calcext:value-type="float">
            <text:p>84.656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830912" calcext:value-type="float">
            <text:p>85.083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421666206897" calcext:value-type="float">
            <text:p>85.44216662068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020730322581" calcext:value-type="float">
            <text:p>86.002073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5957408" calcext:value-type="float">
            <text:p>85.9595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3874" calcext:value-type="float">
            <text:p>86.438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5922176" calcext:value-type="float">
            <text:p>86.8592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246332307692" calcext:value-type="float">
            <text:p>86.4246332307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63888" calcext:value-type="float">
            <text:p>85.46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471451428572" calcext:value-type="float">
            <text:p>83.9471451428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863337142857" calcext:value-type="float">
            <text:p>83.986333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037508571429" calcext:value-type="float">
            <text:p>84.003750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351017142857" calcext:value-type="float">
            <text:p>84.035101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723323076923" calcext:value-type="float">
            <text:p>81.67233230769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081380869565" calcext:value-type="float">
            <text:p>82.20813808695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399007692308" calcext:value-type="float">
            <text:p>82.4399007692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523778064516" calcext:value-type="float">
            <text:p>83.352377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697072" calcext:value-type="float">
            <text:p>84.169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816067096774" calcext:value-type="float">
            <text:p>84.581606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120248275862" calcext:value-type="float">
            <text:p>84.9120248275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509122580645" calcext:value-type="float">
            <text:p>84.85091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669176774194" calcext:value-type="float">
            <text:p>83.566917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759076" calcext:value-type="float">
            <text:p>82.7759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684340645161" calcext:value-type="float">
            <text:p>82.868434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792584" calcext:value-type="float">
            <text:p>83.779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570557419355" calcext:value-type="float">
            <text:p>84.057055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508271428571" calcext:value-type="float">
            <text:p>84.45082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956117419355" calcext:value-type="float">
            <text:p>84.695611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018348387097" calcext:value-type="float">
            <text:p>86.70183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933224" calcext:value-type="float">
            <text:p>87.593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239024" calcext:value-type="float">
            <text:p>88.423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959108" calcext:value-type="float">
            <text:p>88.7959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259806451613" calcext:value-type="float">
            <text:p>87.42598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87128" calcext:value-type="float">
            <text:p>85.98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935048" calcext:value-type="float">
            <text:p>85.293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033868387097" calcext:value-type="float">
            <text:p>85.403386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544128" calcext:value-type="float">
            <text:p>85.954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463478709677" calcext:value-type="float">
            <text:p>85.546347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709715714286" calcext:value-type="float">
            <text:p>85.170971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977705806452" calcext:value-type="float">
            <text:p>85.597770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532126451613" calcext:value-type="float">
            <text:p>85.853212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902175172414" calcext:value-type="float">
            <text:p>86.69021751724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4044" calcext:value-type="float">
            <text:p>87.34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553248" calcext:value-type="float">
            <text:p>87.155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917584516129" calcext:value-type="float">
            <text:p>87.491758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417029677419" calcext:value-type="float">
            <text:p>85.941702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283816" calcext:value-type="float">
            <text:p>84.028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53575483871" calcext:value-type="float">
            <text:p>83.05357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26732" calcext:value-type="float">
            <text:p>83.326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019027096774" calcext:value-type="float">
            <text:p>83.901902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288057931034" calcext:value-type="float">
            <text:p>84.32880579310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435380645161" calcext:value-type="float">
            <text:p>84.84353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34907" calcext:value-type="float">
            <text:p>85.2349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156448695652" calcext:value-type="float">
            <text:p>85.8156448695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434265" calcext:value-type="float">
            <text:p>86.34342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924333913043" calcext:value-type="float">
            <text:p>86.49243339130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91904" calcext:value-type="float">
            <text:p>85.59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124453333333" calcext:value-type="float">
            <text:p>85.012445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505776" calcext:value-type="float">
            <text:p>85.850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426528" calcext:value-type="float">
            <text:p>85.842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4692" calcext:value-type="float">
            <text:p>85.84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94392" calcext:value-type="float">
            <text:p>86.19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1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725488" calcext:value-type="float">
            <text:p>85.772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8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621856" calcext:value-type="float">
            <text:p>85.762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71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1178" meta:object-count="0"/>
    <meta:user-defined meta:name="AppVersion">3.0</meta:user-defined>
  </office:meta>
</office:document-meta>
</file>